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none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/>
          <table:table-cell table:style-name="Default" office:value-type="string" calcext:value-type="string">
            <text:p>(we use 64bit floats)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oard states</text:p>
          </table:table-cell>
          <table:table-cell office:value-type="string" calcext:value-type="string">
            <text:p># actions</text:p>
          </table:table-cell>
          <table:table-cell office:value-type="string" calcext:value-type="string">
            <text:p>c,s,a values</text:p>
          </table:table-cell>
          <table:table-cell office:value-type="string" calcext:value-type="string">
            <text:p>bytes (8B float)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bytes (4B flaot)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3^([.A3]*[.A3])" office:value-type="float" office:value="3" calcext:value-type="float">
            <text:p>3</text:p>
          </table:table-cell>
          <table:table-cell table:formula="of:=[.A3]*[.A3]+1" office:value-type="float" office:value="2" calcext:value-type="float">
            <text:p>2</text:p>
          </table:table-cell>
          <table:table-cell table:formula="of:=[.B3]*[.C3]*[.D3]" office:value-type="float" office:value="12" calcext:value-type="float">
            <text:p>12</text:p>
          </table:table-cell>
          <table:table-cell table:formula="of:=[.E3]*8" office:value-type="float" office:value="96" calcext:value-type="float">
            <text:p>96</text:p>
          </table:table-cell>
          <table:table-cell table:formula="of:=[.F3]/1024" office:value-type="float" office:value="0.09375" calcext:value-type="float">
            <text:p>0.09375</text:p>
          </table:table-cell>
          <table:table-cell table:formula="of:=[.G3]/1024" office:value-type="float" office:value="0.000091552734375" calcext:value-type="float">
            <text:p>9.1552734375E-05</text:p>
          </table:table-cell>
          <table:table-cell table:formula="of:=[.H3]/1024" office:value-type="float" office:value="0.0000000894069671630859" calcext:value-type="float">
            <text:p>8.94069671630859E-08</text:p>
          </table:table-cell>
          <table:table-cell table:formula="of:=[.E3]*4" office:value-type="float" office:value="48" calcext:value-type="float">
            <text:p>48</text:p>
          </table:table-cell>
          <table:table-cell table:formula="of:=[.J3]/1024" office:value-type="float" office:value="0.046875" calcext:value-type="float">
            <text:p>0.046875</text:p>
          </table:table-cell>
          <table:table-cell table:formula="of:=[.K3]/1024" office:value-type="float" office:value="0.0000457763671875" calcext:value-type="float">
            <text:p>4.57763671875E-05</text:p>
          </table:table-cell>
          <table:table-cell table:formula="of:=[.L3]/1024" office:value-type="float" office:value="0.000000044703483581543" calcext:value-type="float">
            <text:p>4.4703483581543E-0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3^([.A4]*[.A4])" office:value-type="float" office:value="81" calcext:value-type="float">
            <text:p>81</text:p>
          </table:table-cell>
          <table:table-cell table:formula="of:=[.A4]*[.A4]+1" office:value-type="float" office:value="5" calcext:value-type="float">
            <text:p>5</text:p>
          </table:table-cell>
          <table:table-cell table:formula="of:=[.B4]*[.C4]*[.D4]" office:value-type="float" office:value="810" calcext:value-type="float">
            <text:p>810</text:p>
          </table:table-cell>
          <table:table-cell table:formula="of:=[.E4]*8" office:value-type="float" office:value="6480" calcext:value-type="float">
            <text:p>6480</text:p>
          </table:table-cell>
          <table:table-cell table:formula="of:=[.F4]/1024" office:value-type="float" office:value="6.328125" calcext:value-type="float">
            <text:p>6.328125</text:p>
          </table:table-cell>
          <table:table-cell table:formula="of:=[.G4]/1024" office:value-type="float" office:value="0.0061798095703125" calcext:value-type="float">
            <text:p>0.0061798096</text:p>
          </table:table-cell>
          <table:table-cell table:formula="of:=[.H4]/1024" office:value-type="float" office:value="0.0000060349702835083" calcext:value-type="float">
            <text:p>0.000006035</text:p>
          </table:table-cell>
          <table:table-cell table:formula="of:=[.E4]*4" office:value-type="float" office:value="3240" calcext:value-type="float">
            <text:p>3240</text:p>
          </table:table-cell>
          <table:table-cell table:formula="of:=[.J4]/1024" office:value-type="float" office:value="3.1640625" calcext:value-type="float">
            <text:p>3.1640625</text:p>
          </table:table-cell>
          <table:table-cell table:formula="of:=[.K4]/1024" office:value-type="float" office:value="0.00308990478515625" calcext:value-type="float">
            <text:p>0.0030899048</text:p>
          </table:table-cell>
          <table:table-cell table:formula="of:=[.L4]/1024" office:value-type="float" office:value="0.00000301748514175415" calcext:value-type="float">
            <text:p>3.01748514175415E-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3^([.A5]*[.A5])" office:value-type="float" office:value="19683" calcext:value-type="float">
            <text:p>19683</text:p>
          </table:table-cell>
          <table:table-cell table:formula="of:=[.A5]*[.A5]+1" office:value-type="float" office:value="10" calcext:value-type="float">
            <text:p>10</text:p>
          </table:table-cell>
          <table:table-cell table:formula="of:=[.B5]*[.C5]*[.D5]" office:value-type="float" office:value="393660" calcext:value-type="float">
            <text:p>393660</text:p>
          </table:table-cell>
          <table:table-cell table:formula="of:=[.E5]*8" office:value-type="float" office:value="3149280" calcext:value-type="float">
            <text:p>3149280</text:p>
          </table:table-cell>
          <table:table-cell table:formula="of:=[.F5]/1024" office:value-type="float" office:value="3075.46875" calcext:value-type="float">
            <text:p>3075.46875</text:p>
          </table:table-cell>
          <table:table-cell table:formula="of:=[.G5]/1024" office:value-type="float" office:value="3.00338745117187" calcext:value-type="float">
            <text:p>3.0033874512</text:p>
          </table:table-cell>
          <table:table-cell table:formula="of:=[.H5]/1024" office:value-type="float" office:value="0.00293299555778503" calcext:value-type="float">
            <text:p>0.0029329956</text:p>
          </table:table-cell>
          <table:table-cell table:formula="of:=[.E5]*4" office:value-type="float" office:value="1574640" calcext:value-type="float">
            <text:p>1574640</text:p>
          </table:table-cell>
          <table:table-cell table:formula="of:=[.J5]/1024" office:value-type="float" office:value="1537.734375" calcext:value-type="float">
            <text:p>1537.734375</text:p>
          </table:table-cell>
          <table:table-cell table:formula="of:=[.K5]/1024" office:value-type="float" office:value="1.50169372558594" calcext:value-type="float">
            <text:p>1.5016937256</text:p>
          </table:table-cell>
          <table:table-cell table:formula="of:=[.L5]/1024" office:value-type="float" office:value="0.00146649777889252" calcext:value-type="float">
            <text:p>0.00146649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3^([.A6]*[.A6])" office:value-type="float" office:value="43046721" calcext:value-type="float">
            <text:p>43046721</text:p>
          </table:table-cell>
          <table:table-cell table:formula="of:=[.A6]*[.A6]+1" office:value-type="float" office:value="17" calcext:value-type="float">
            <text:p>17</text:p>
          </table:table-cell>
          <table:table-cell table:formula="of:=[.B6]*[.C6]*[.D6]" office:value-type="float" office:value="1463588514" calcext:value-type="float">
            <text:p>1463588514</text:p>
          </table:table-cell>
          <table:table-cell table:formula="of:=[.E6]*8" office:value-type="float" office:value="11708708112" calcext:value-type="float">
            <text:p>11708708112</text:p>
          </table:table-cell>
          <table:table-cell table:formula="of:=[.F6]/1024" office:value-type="float" office:value="11434285.265625" calcext:value-type="float">
            <text:p>11434285.265625</text:p>
          </table:table-cell>
          <table:table-cell table:formula="of:=[.G6]/1024" office:value-type="float" office:value="11166.2942047119" calcext:value-type="float">
            <text:p>11166.2942047119</text:p>
          </table:table-cell>
          <table:table-cell table:formula="of:=[.H6]/1024" office:value-type="float" office:value="10.904584184289" calcext:value-type="float">
            <text:p>10.9045841843</text:p>
          </table:table-cell>
          <table:table-cell table:formula="of:=[.E6]*4" office:value-type="float" office:value="5854354056" calcext:value-type="float">
            <text:p>5854354056</text:p>
          </table:table-cell>
          <table:table-cell table:formula="of:=[.J6]/1024" office:value-type="float" office:value="5717142.6328125" calcext:value-type="float">
            <text:p>5717142.6328125</text:p>
          </table:table-cell>
          <table:table-cell table:formula="of:=[.K6]/1024" office:value-type="float" office:value="5583.14710235596" calcext:value-type="float">
            <text:p>5583.147102356</text:p>
          </table:table-cell>
          <table:table-cell table:formula="of:=[.L6]/1024" office:value-type="float" office:value="5.45229209214449" calcext:value-type="float">
            <text:p>5.45229209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3^([.A7]*[.A7])" office:value-type="float" office:value="847288609443" calcext:value-type="float">
            <text:p>847288609443</text:p>
          </table:table-cell>
          <table:table-cell table:formula="of:=[.A7]*[.A7]+1" office:value-type="float" office:value="26" calcext:value-type="float">
            <text:p>26</text:p>
          </table:table-cell>
          <table:table-cell table:formula="of:=[.B7]*[.C7]*[.D7]" office:value-type="float" office:value="44059007691036" calcext:value-type="float">
            <text:p>44059007691036</text:p>
          </table:table-cell>
          <table:table-cell table:formula="of:=[.E7]*8" office:value-type="float" office:value="352472061528288" calcext:value-type="float">
            <text:p>352472061528288</text:p>
          </table:table-cell>
          <table:table-cell table:formula="of:=[.F7]/1024" office:value-type="float" office:value="344210997586.219" calcext:value-type="float">
            <text:p>344210997586.219</text:p>
          </table:table-cell>
          <table:table-cell table:formula="of:=[.G7]/1024" office:value-type="float" office:value="336143552.330292" calcext:value-type="float">
            <text:p>336143552.330292</text:p>
          </table:table-cell>
          <table:table-cell table:formula="of:=[.H7]/1024" office:value-type="float" office:value="328265.187822551" calcext:value-type="float">
            <text:p>328265.187822551</text:p>
          </table:table-cell>
          <table:table-cell table:formula="of:=[.E7]*4" office:value-type="float" office:value="176236030764144" calcext:value-type="float">
            <text:p>176236030764144</text:p>
          </table:table-cell>
          <table:table-cell table:formula="of:=[.J7]/1024" office:value-type="float" office:value="172105498793.109" calcext:value-type="float">
            <text:p>172105498793.109</text:p>
          </table:table-cell>
          <table:table-cell table:formula="of:=[.K7]/1024" office:value-type="float" office:value="168071776.165146" calcext:value-type="float">
            <text:p>168071776.165146</text:p>
          </table:table-cell>
          <table:table-cell table:formula="of:=[.L7]/1024" office:value-type="float" office:value="164132.593911275" calcext:value-type="float">
            <text:p>164132.5939112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3^([.A8]*[.A8])" office:value-type="float" office:value="1.50094635296999E+017" calcext:value-type="float">
            <text:p>1.50094635296999E+017</text:p>
          </table:table-cell>
          <table:table-cell table:formula="of:=[.A8]*[.A8]+1" office:value-type="float" office:value="37" calcext:value-type="float">
            <text:p>37</text:p>
          </table:table-cell>
          <table:table-cell table:formula="of:=[.B8]*[.C8]*[.D8]" office:value-type="float" office:value="1.11070030119779E+019" calcext:value-type="float">
            <text:p>1.11070030119779E+019</text:p>
          </table:table-cell>
          <table:table-cell table:formula="of:=[.E8]*8" office:value-type="float" office:value="8.88560240958235E+019" calcext:value-type="float">
            <text:p>8.88560240958235E+019</text:p>
          </table:table-cell>
          <table:table-cell table:formula="of:=[.F8]/1024" office:value-type="float" office:value="8.67734610310776E+016" calcext:value-type="float">
            <text:p>8.67734610310776E+016</text:p>
          </table:table-cell>
          <table:table-cell table:formula="of:=[.G8]/1024" office:value-type="float" office:value="84739708038161.8" calcext:value-type="float">
            <text:p>84739708038161.8</text:p>
          </table:table-cell>
          <table:table-cell table:formula="of:=[.H8]/1024" office:value-type="float" office:value="82753621131.0173" calcext:value-type="float">
            <text:p>82753621131.0173</text:p>
          </table:table-cell>
          <table:table-cell table:formula="of:=[.E8]*4" office:value-type="float" office:value="4.44280120479117E+019" calcext:value-type="float">
            <text:p>4.44280120479117E+019</text:p>
          </table:table-cell>
          <table:table-cell table:formula="of:=[.J8]/1024" office:value-type="float" office:value="4.33867305155388E+016" calcext:value-type="float">
            <text:p>4.33867305155388E+016</text:p>
          </table:table-cell>
          <table:table-cell table:formula="of:=[.K8]/1024" office:value-type="float" office:value="42369854019080.9" calcext:value-type="float">
            <text:p>42369854019080.9</text:p>
          </table:table-cell>
          <table:table-cell table:formula="of:=[.L8]/1024" office:value-type="float" office:value="41376810565.5087" calcext:value-type="float">
            <text:p>41376810565.50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3^([.A9]*[.A9])" office:value-type="float" office:value="2.39299329230618E+023" calcext:value-type="float">
            <text:p>2.39299329230618E+023</text:p>
          </table:table-cell>
          <table:table-cell table:formula="of:=[.A9]*[.A9]+1" office:value-type="float" office:value="50" calcext:value-type="float">
            <text:p>50</text:p>
          </table:table-cell>
          <table:table-cell table:formula="of:=[.B9]*[.C9]*[.D9]" office:value-type="float" office:value="2.39299329230617E+025" calcext:value-type="float">
            <text:p>2.39299329230617E+025</text:p>
          </table:table-cell>
          <table:table-cell table:formula="of:=[.E9]*8" office:value-type="float" office:value="1.91439463384494E+026" calcext:value-type="float">
            <text:p>1.91439463384494E+026</text:p>
          </table:table-cell>
          <table:table-cell table:formula="of:=[.F9]/1024" office:value-type="float" office:value="1.8695260096142E+023" calcext:value-type="float">
            <text:p>1.8695260096142E+023</text:p>
          </table:table-cell>
          <table:table-cell table:formula="of:=[.G9]/1024" office:value-type="float" office:value="1.82570899376387E+020" calcext:value-type="float">
            <text:p>1.82570899376387E+020</text:p>
          </table:table-cell>
          <table:table-cell table:formula="of:=[.H9]/1024" office:value-type="float" office:value="1.78291893922253E+017" calcext:value-type="float">
            <text:p>1.78291893922253E+017</text:p>
          </table:table-cell>
          <table:table-cell table:formula="of:=[.E9]*4" office:value-type="float" office:value="9.5719731692247E+025" calcext:value-type="float">
            <text:p>9.5719731692247E+025</text:p>
          </table:table-cell>
          <table:table-cell table:formula="of:=[.J9]/1024" office:value-type="float" office:value="9.347630048071E+022" calcext:value-type="float">
            <text:p>9.347630048071E+022</text:p>
          </table:table-cell>
          <table:table-cell table:formula="of:=[.K9]/1024" office:value-type="float" office:value="9.12854496881933E+019" calcext:value-type="float">
            <text:p>9.12854496881933E+019</text:p>
          </table:table-cell>
          <table:table-cell table:formula="of:=[.L9]/1024" office:value-type="float" office:value="8.91459469611263E+016" calcext:value-type="float">
            <text:p>8.91459469611263E+0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3^([.A10]*[.A10])" office:value-type="float" office:value="3.43368382029251E+030" calcext:value-type="float">
            <text:p>3.43368382029251E+030</text:p>
          </table:table-cell>
          <table:table-cell table:formula="of:=[.A10]*[.A10]+1" office:value-type="float" office:value="65" calcext:value-type="float">
            <text:p>65</text:p>
          </table:table-cell>
          <table:table-cell table:formula="of:=[.B10]*[.C10]*[.D10]" office:value-type="float" office:value="4.46378896638027E+032" calcext:value-type="float">
            <text:p>4.46378896638027E+032</text:p>
          </table:table-cell>
          <table:table-cell table:formula="of:=[.E10]*8" office:value-type="float" office:value="3.57103117310421E+033" calcext:value-type="float">
            <text:p>3.57103117310421E+033</text:p>
          </table:table-cell>
          <table:table-cell table:formula="of:=[.F10]/1024" office:value-type="float" office:value="3.48733512998458E+030" calcext:value-type="float">
            <text:p>3.48733512998458E+030</text:p>
          </table:table-cell>
          <table:table-cell table:formula="of:=[.G10]/1024" office:value-type="float" office:value="3.40560071287557E+027" calcext:value-type="float">
            <text:p>3.40560071287557E+027</text:p>
          </table:table-cell>
          <table:table-cell table:formula="of:=[.H10]/1024" office:value-type="float" office:value="3.32578194616755E+024" calcext:value-type="float">
            <text:p>3.32578194616755E+024</text:p>
          </table:table-cell>
          <table:table-cell table:formula="of:=[.E10]*4" office:value-type="float" office:value="1.78551558655211E+033" calcext:value-type="float">
            <text:p>1.78551558655211E+033</text:p>
          </table:table-cell>
          <table:table-cell table:formula="of:=[.J10]/1024" office:value-type="float" office:value="1.74366756499229E+030" calcext:value-type="float">
            <text:p>1.74366756499229E+030</text:p>
          </table:table-cell>
          <table:table-cell table:formula="of:=[.K10]/1024" office:value-type="float" office:value="1.70280035643778E+027" calcext:value-type="float">
            <text:p>1.70280035643778E+027</text:p>
          </table:table-cell>
          <table:table-cell table:formula="of:=[.L10]/1024" office:value-type="float" office:value="1.66289097308377E+024" calcext:value-type="float">
            <text:p>1.66289097308377E+02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3^([.A11]*[.A11])" office:value-type="float" office:value="4.43426488243038E+038" calcext:value-type="float">
            <text:p>4.43426488243038E+038</text:p>
          </table:table-cell>
          <table:table-cell table:formula="of:=[.A11]*[.A11]+1" office:value-type="float" office:value="82" calcext:value-type="float">
            <text:p>82</text:p>
          </table:table-cell>
          <table:table-cell table:formula="of:=[.B11]*[.C11]*[.D11]" office:value-type="float" office:value="7.27219440718582E+040" calcext:value-type="float">
            <text:p>7.27219440718582E+040</text:p>
          </table:table-cell>
          <table:table-cell table:formula="of:=[.E11]*8" office:value-type="float" office:value="5.81775552574866E+041" calcext:value-type="float">
            <text:p>5.81775552574866E+041</text:p>
          </table:table-cell>
          <table:table-cell table:formula="of:=[.F11]/1024" office:value-type="float" office:value="5.68140188061392E+038" calcext:value-type="float">
            <text:p>5.68140188061392E+038</text:p>
          </table:table-cell>
          <table:table-cell table:formula="of:=[.G11]/1024" office:value-type="float" office:value="5.54824402403703E+035" calcext:value-type="float">
            <text:p>5.54824402403703E+035</text:p>
          </table:table-cell>
          <table:table-cell table:formula="of:=[.H11]/1024" office:value-type="float" office:value="5.41820705472367E+032" calcext:value-type="float">
            <text:p>5.41820705472367E+032</text:p>
          </table:table-cell>
          <table:table-cell table:formula="of:=[.E11]*4" office:value-type="float" office:value="2.90887776287433E+041" calcext:value-type="float">
            <text:p>2.90887776287433E+041</text:p>
          </table:table-cell>
          <table:table-cell table:formula="of:=[.J11]/1024" office:value-type="float" office:value="2.84070094030696E+038" calcext:value-type="float">
            <text:p>2.84070094030696E+038</text:p>
          </table:table-cell>
          <table:table-cell table:formula="of:=[.K11]/1024" office:value-type="float" office:value="2.77412201201852E+035" calcext:value-type="float">
            <text:p>2.77412201201852E+035</text:p>
          </table:table-cell>
          <table:table-cell table:formula="of:=[.L11]/1024" office:value-type="float" office:value="2.70910352736183E+032" calcext:value-type="float">
            <text:p>2.70910352736183E+0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3^([.A12]*[.A12])" office:value-type="float" office:value="5.15377520732011E+047" calcext:value-type="float">
            <text:p>5.15377520732011E+047</text:p>
          </table:table-cell>
          <table:table-cell table:formula="of:=[.A12]*[.A12]+1" office:value-type="float" office:value="101" calcext:value-type="float">
            <text:p>101</text:p>
          </table:table-cell>
          <table:table-cell table:formula="of:=[.B12]*[.C12]*[.D12]" office:value-type="float" office:value="1.04106259187866E+050" calcext:value-type="float">
            <text:p>1.04106259187866E+050</text:p>
          </table:table-cell>
          <table:table-cell table:formula="of:=[.E12]*8" office:value-type="float" office:value="8.3285007350293E+050" calcext:value-type="float">
            <text:p>8.3285007350293E+050</text:p>
          </table:table-cell>
          <table:table-cell table:formula="of:=[.F12]/1024" office:value-type="float" office:value="8.13330149905205E+047" calcext:value-type="float">
            <text:p>8.13330149905205E+047</text:p>
          </table:table-cell>
          <table:table-cell table:formula="of:=[.G12]/1024" office:value-type="float" office:value="7.94267724516802E+044" calcext:value-type="float">
            <text:p>7.94267724516802E+044</text:p>
          </table:table-cell>
          <table:table-cell table:formula="of:=[.H12]/1024" office:value-type="float" office:value="7.7565207472344E+041" calcext:value-type="float">
            <text:p>7.7565207472344E+041</text:p>
          </table:table-cell>
          <table:table-cell table:formula="of:=[.E12]*4" office:value-type="float" office:value="4.16425036751465E+050" calcext:value-type="float">
            <text:p>4.16425036751465E+050</text:p>
          </table:table-cell>
          <table:table-cell table:formula="of:=[.J12]/1024" office:value-type="float" office:value="4.06665074952603E+047" calcext:value-type="float">
            <text:p>4.06665074952603E+047</text:p>
          </table:table-cell>
          <table:table-cell table:formula="of:=[.K12]/1024" office:value-type="float" office:value="3.97133862258401E+044" calcext:value-type="float">
            <text:p>3.97133862258401E+044</text:p>
          </table:table-cell>
          <table:table-cell table:formula="of:=[.L12]/1024" office:value-type="float" office:value="3.8782603736172E+041" calcext:value-type="float">
            <text:p>3.8782603736172E+0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3^([.A13]*[.A13])" office:value-type="float" office:value="5.39103089974329E+057" calcext:value-type="float">
            <text:p>5.39103089974329E+057</text:p>
          </table:table-cell>
          <table:table-cell table:formula="of:=[.A13]*[.A13]+1" office:value-type="float" office:value="122" calcext:value-type="float">
            <text:p>122</text:p>
          </table:table-cell>
          <table:table-cell table:formula="of:=[.B13]*[.C13]*[.D13]" office:value-type="float" office:value="1.31541153953736E+060" calcext:value-type="float">
            <text:p>1.31541153953736E+060</text:p>
          </table:table-cell>
          <table:table-cell table:formula="of:=[.E13]*8" office:value-type="float" office:value="1.05232923162989E+061" calcext:value-type="float">
            <text:p>1.05232923162989E+061</text:p>
          </table:table-cell>
          <table:table-cell table:formula="of:=[.F13]/1024" office:value-type="float" office:value="1.02766526526357E+058" calcext:value-type="float">
            <text:p>1.02766526526357E+058</text:p>
          </table:table-cell>
          <table:table-cell table:formula="of:=[.G13]/1024" office:value-type="float" office:value="1.00357936060895E+055" calcext:value-type="float">
            <text:p>1.00357936060895E+055</text:p>
          </table:table-cell>
          <table:table-cell table:formula="of:=[.H13]/1024" office:value-type="float" office:value="9.80057969344678E+051" calcext:value-type="float">
            <text:p>9.80057969344678E+051</text:p>
          </table:table-cell>
          <table:table-cell table:formula="of:=[.E13]*4" office:value-type="float" office:value="5.26164615814945E+060" calcext:value-type="float">
            <text:p>5.26164615814945E+060</text:p>
          </table:table-cell>
          <table:table-cell table:formula="of:=[.J13]/1024" office:value-type="float" office:value="5.13832632631783E+057" calcext:value-type="float">
            <text:p>5.13832632631783E+057</text:p>
          </table:table-cell>
          <table:table-cell table:formula="of:=[.K13]/1024" office:value-type="float" office:value="5.01789680304475E+054" calcext:value-type="float">
            <text:p>5.01789680304475E+054</text:p>
          </table:table-cell>
          <table:table-cell table:formula="of:=[.L13]/1024" office:value-type="float" office:value="4.90028984672339E+051" calcext:value-type="float">
            <text:p>4.90028984672339E+0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3^([.A14]*[.A14])" office:value-type="float" office:value="5.07528786056416E+068" calcext:value-type="float">
            <text:p>5.07528786056416E+068</text:p>
          </table:table-cell>
          <table:table-cell table:formula="of:=[.A14]*[.A14]+1" office:value-type="float" office:value="145" calcext:value-type="float">
            <text:p>145</text:p>
          </table:table-cell>
          <table:table-cell table:formula="of:=[.B14]*[.C14]*[.D14]" office:value-type="float" office:value="1.47183347956361E+071" calcext:value-type="float">
            <text:p>1.47183347956361E+071</text:p>
          </table:table-cell>
          <table:table-cell table:formula="of:=[.E14]*8" office:value-type="float" office:value="1.17746678365088E+072" calcext:value-type="float">
            <text:p>1.17746678365088E+072</text:p>
          </table:table-cell>
          <table:table-cell table:formula="of:=[.F14]/1024" office:value-type="float" office:value="1.14986990590907E+069" calcext:value-type="float">
            <text:p>1.14986990590907E+069</text:p>
          </table:table-cell>
          <table:table-cell table:formula="of:=[.G14]/1024" office:value-type="float" office:value="1.12291982998932E+066" calcext:value-type="float">
            <text:p>1.12291982998932E+066</text:p>
          </table:table-cell>
          <table:table-cell table:formula="of:=[.H14]/1024" office:value-type="float" office:value="1.09660139647395E+063" calcext:value-type="float">
            <text:p>1.09660139647395E+063</text:p>
          </table:table-cell>
          <table:table-cell table:formula="of:=[.E14]*4" office:value-type="float" office:value="5.88733391825442E+071" calcext:value-type="float">
            <text:p>5.88733391825442E+071</text:p>
          </table:table-cell>
          <table:table-cell table:formula="of:=[.J14]/1024" office:value-type="float" office:value="5.74934952954533E+068" calcext:value-type="float">
            <text:p>5.74934952954533E+068</text:p>
          </table:table-cell>
          <table:table-cell table:formula="of:=[.K14]/1024" office:value-type="float" office:value="5.61459914994662E+065" calcext:value-type="float">
            <text:p>5.61459914994662E+065</text:p>
          </table:table-cell>
          <table:table-cell table:formula="of:=[.L14]/1024" office:value-type="float" office:value="5.48300698236974E+062" calcext:value-type="float">
            <text:p>5.48300698236974E+0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3^([.A15]*[.A15])" office:value-type="float" office:value="4.30023359390034E+080" calcext:value-type="float">
            <text:p>4.30023359390034E+080</text:p>
          </table:table-cell>
          <table:table-cell table:formula="of:=[.A15]*[.A15]+1" office:value-type="float" office:value="170" calcext:value-type="float">
            <text:p>170</text:p>
          </table:table-cell>
          <table:table-cell table:formula="of:=[.B15]*[.C15]*[.D15]" office:value-type="float" office:value="1.46207942192612E+083" calcext:value-type="float">
            <text:p>1.46207942192612E+083</text:p>
          </table:table-cell>
          <table:table-cell table:formula="of:=[.E15]*8" office:value-type="float" office:value="1.16966353754089E+084" calcext:value-type="float">
            <text:p>1.16966353754089E+084</text:p>
          </table:table-cell>
          <table:table-cell table:formula="of:=[.F15]/1024" office:value-type="float" office:value="1.14224954837978E+081" calcext:value-type="float">
            <text:p>1.14224954837978E+081</text:p>
          </table:table-cell>
          <table:table-cell table:formula="of:=[.G15]/1024" office:value-type="float" office:value="1.11547807458963E+078" calcext:value-type="float">
            <text:p>1.11547807458963E+078</text:p>
          </table:table-cell>
          <table:table-cell table:formula="of:=[.H15]/1024" office:value-type="float" office:value="1.08933405721643E+075" calcext:value-type="float">
            <text:p>1.08933405721643E+075</text:p>
          </table:table-cell>
          <table:table-cell table:formula="of:=[.E15]*4" office:value-type="float" office:value="5.84831768770447E+083" calcext:value-type="float">
            <text:p>5.84831768770447E+083</text:p>
          </table:table-cell>
          <table:table-cell table:formula="of:=[.J15]/1024" office:value-type="float" office:value="5.71124774189889E+080" calcext:value-type="float">
            <text:p>5.71124774189889E+080</text:p>
          </table:table-cell>
          <table:table-cell table:formula="of:=[.K15]/1024" office:value-type="float" office:value="5.57739037294814E+077" calcext:value-type="float">
            <text:p>5.57739037294814E+077</text:p>
          </table:table-cell>
          <table:table-cell table:formula="of:=[.L15]/1024" office:value-type="float" office:value="5.44667028608216E+074" calcext:value-type="float">
            <text:p>5.44667028608216E+0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3^([.A16]*[.A16])" office:value-type="float" office:value="3.27918504785031E+093" calcext:value-type="float">
            <text:p>3.27918504785031E+093</text:p>
          </table:table-cell>
          <table:table-cell table:formula="of:=[.A16]*[.A16]+1" office:value-type="float" office:value="197" calcext:value-type="float">
            <text:p>197</text:p>
          </table:table-cell>
          <table:table-cell table:formula="of:=[.B16]*[.C16]*[.D16]" office:value-type="float" office:value="1.29199890885302E+096" calcext:value-type="float">
            <text:p>1.29199890885302E+096</text:p>
          </table:table-cell>
          <table:table-cell table:formula="of:=[.E16]*8" office:value-type="float" office:value="1.03359912708242E+097" calcext:value-type="float">
            <text:p>1.03359912708242E+097</text:p>
          </table:table-cell>
          <table:table-cell table:formula="of:=[.F16]/1024" office:value-type="float" office:value="1.00937414754142E+094" calcext:value-type="float">
            <text:p>1.00937414754142E+094</text:p>
          </table:table-cell>
          <table:table-cell table:formula="of:=[.G16]/1024" office:value-type="float" office:value="9.8571694095842E+090" calcext:value-type="float">
            <text:p>9.8571694095842E+090</text:p>
          </table:table-cell>
          <table:table-cell table:formula="of:=[.H16]/1024" office:value-type="float" office:value="9.62614200154707E+087" calcext:value-type="float">
            <text:p>9.62614200154707E+087</text:p>
          </table:table-cell>
          <table:table-cell table:formula="of:=[.E16]*4" office:value-type="float" office:value="5.16799563541208E+096" calcext:value-type="float">
            <text:p>5.16799563541208E+096</text:p>
          </table:table-cell>
          <table:table-cell table:formula="of:=[.J16]/1024" office:value-type="float" office:value="5.04687073770711E+093" calcext:value-type="float">
            <text:p>5.04687073770711E+093</text:p>
          </table:table-cell>
          <table:table-cell table:formula="of:=[.K16]/1024" office:value-type="float" office:value="4.9285847047921E+090" calcext:value-type="float">
            <text:p>4.9285847047921E+090</text:p>
          </table:table-cell>
          <table:table-cell table:formula="of:=[.L16]/1024" office:value-type="float" office:value="4.81307100077354E+087" calcext:value-type="float">
            <text:p>4.81307100077354E+08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3^([.A17]*[.A17])" office:value-type="float" office:value="2.25051707283248E+107" calcext:value-type="float">
            <text:p>2.25051707283248E+107</text:p>
          </table:table-cell>
          <table:table-cell table:formula="of:=[.A17]*[.A17]+1" office:value-type="float" office:value="226" calcext:value-type="float">
            <text:p>226</text:p>
          </table:table-cell>
          <table:table-cell table:formula="of:=[.B17]*[.C17]*[.D17]" office:value-type="float" office:value="1.01723371692028E+110" calcext:value-type="float">
            <text:p>1.01723371692028E+110</text:p>
          </table:table-cell>
          <table:table-cell table:formula="of:=[.E17]*8" office:value-type="float" office:value="8.13786973536226E+110" calcext:value-type="float">
            <text:p>8.13786973536226E+110</text:p>
          </table:table-cell>
          <table:table-cell table:formula="of:=[.F17]/1024" office:value-type="float" office:value="7.94713841343971E+107" calcext:value-type="float">
            <text:p>7.94713841343971E+107</text:p>
          </table:table-cell>
          <table:table-cell table:formula="of:=[.G17]/1024" office:value-type="float" office:value="7.76087735687472E+104" calcext:value-type="float">
            <text:p>7.76087735687472E+104</text:p>
          </table:table-cell>
          <table:table-cell table:formula="of:=[.H17]/1024" office:value-type="float" office:value="7.57898179382297E+101" calcext:value-type="float">
            <text:p>7.57898179382297E+101</text:p>
          </table:table-cell>
          <table:table-cell table:formula="of:=[.E17]*4" office:value-type="float" office:value="4.06893486768113E+110" calcext:value-type="float">
            <text:p>4.06893486768113E+110</text:p>
          </table:table-cell>
          <table:table-cell table:formula="of:=[.J17]/1024" office:value-type="float" office:value="3.97356920671985E+107" calcext:value-type="float">
            <text:p>3.97356920671985E+107</text:p>
          </table:table-cell>
          <table:table-cell table:formula="of:=[.K17]/1024" office:value-type="float" office:value="3.88043867843736E+104" calcext:value-type="float">
            <text:p>3.88043867843736E+104</text:p>
          </table:table-cell>
          <table:table-cell table:formula="of:=[.L17]/1024" office:value-type="float" office:value="3.78949089691148E+101" calcext:value-type="float">
            <text:p>3.78949089691148E+1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3^([.A18]*[.A18])" office:value-type="float" office:value="1.39008452377145E+122" calcext:value-type="float">
            <text:p>1.39008452377145E+122</text:p>
          </table:table-cell>
          <table:table-cell table:formula="of:=[.A18]*[.A18]+1" office:value-type="float" office:value="257" calcext:value-type="float">
            <text:p>257</text:p>
          </table:table-cell>
          <table:table-cell table:formula="of:=[.B18]*[.C18]*[.D18]" office:value-type="float" office:value="7.14503445218524E+124" calcext:value-type="float">
            <text:p>7.14503445218524E+124</text:p>
          </table:table-cell>
          <table:table-cell table:formula="of:=[.E18]*8" office:value-type="float" office:value="5.71602756174819E+125" calcext:value-type="float">
            <text:p>5.71602756174819E+125</text:p>
          </table:table-cell>
          <table:table-cell table:formula="of:=[.F18]/1024" office:value-type="float" office:value="5.58205816576972E+122" calcext:value-type="float">
            <text:p>5.58205816576972E+122</text:p>
          </table:table-cell>
          <table:table-cell table:formula="of:=[.G18]/1024" office:value-type="float" office:value="5.45122867750949E+119" calcext:value-type="float">
            <text:p>5.45122867750949E+119</text:p>
          </table:table-cell>
          <table:table-cell table:formula="of:=[.H18]/1024" office:value-type="float" office:value="5.32346550538036E+116" calcext:value-type="float">
            <text:p>5.32346550538036E+116</text:p>
          </table:table-cell>
          <table:table-cell table:formula="of:=[.E18]*4" office:value-type="float" office:value="2.8580137808741E+125" calcext:value-type="float">
            <text:p>2.8580137808741E+125</text:p>
          </table:table-cell>
          <table:table-cell table:formula="of:=[.J18]/1024" office:value-type="float" office:value="2.79102908288486E+122" calcext:value-type="float">
            <text:p>2.79102908288486E+122</text:p>
          </table:table-cell>
          <table:table-cell table:formula="of:=[.K18]/1024" office:value-type="float" office:value="2.72561433875475E+119" calcext:value-type="float">
            <text:p>2.72561433875475E+119</text:p>
          </table:table-cell>
          <table:table-cell table:formula="of:=[.L18]/1024" office:value-type="float" office:value="2.66173275269018E+116" calcext:value-type="float">
            <text:p>2.66173275269018E+1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3^([.A19]*[.A19])" office:value-type="float" office:value="7.72756406027697E+137" calcext:value-type="float">
            <text:p>7.72756406027697E+137</text:p>
          </table:table-cell>
          <table:table-cell table:formula="of:=[.A19]*[.A19]+1" office:value-type="float" office:value="290" calcext:value-type="float">
            <text:p>290</text:p>
          </table:table-cell>
          <table:table-cell table:formula="of:=[.B19]*[.C19]*[.D19]" office:value-type="float" office:value="4.48198715496064E+140" calcext:value-type="float">
            <text:p>4.48198715496064E+140</text:p>
          </table:table-cell>
          <table:table-cell table:formula="of:=[.E19]*8" office:value-type="float" office:value="3.58558972396851E+141" calcext:value-type="float">
            <text:p>3.58558972396851E+141</text:p>
          </table:table-cell>
          <table:table-cell table:formula="of:=[.F19]/1024" office:value-type="float" office:value="3.501552464813E+138" calcext:value-type="float">
            <text:p>3.501552464813E+138</text:p>
          </table:table-cell>
          <table:table-cell table:formula="of:=[.G19]/1024" office:value-type="float" office:value="3.41948482891895E+135" calcext:value-type="float">
            <text:p>3.41948482891895E+135</text:p>
          </table:table-cell>
          <table:table-cell table:formula="of:=[.H19]/1024" office:value-type="float" office:value="3.33934065324116E+132" calcext:value-type="float">
            <text:p>3.33934065324116E+132</text:p>
          </table:table-cell>
          <table:table-cell table:formula="of:=[.E19]*4" office:value-type="float" office:value="1.79279486198426E+141" calcext:value-type="float">
            <text:p>1.79279486198426E+141</text:p>
          </table:table-cell>
          <table:table-cell table:formula="of:=[.J19]/1024" office:value-type="float" office:value="1.7507762324065E+138" calcext:value-type="float">
            <text:p>1.7507762324065E+138</text:p>
          </table:table-cell>
          <table:table-cell table:formula="of:=[.K19]/1024" office:value-type="float" office:value="1.70974241445947E+135" calcext:value-type="float">
            <text:p>1.70974241445947E+135</text:p>
          </table:table-cell>
          <table:table-cell table:formula="of:=[.L19]/1024" office:value-type="float" office:value="1.66967032662058E+132" calcext:value-type="float">
            <text:p>1.66967032662058E+1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3^([.A20]*[.A20])" office:value-type="float" office:value="3.86621969787156E+154" calcext:value-type="float">
            <text:p>3.86621969787156E+154</text:p>
          </table:table-cell>
          <table:table-cell table:formula="of:=[.A20]*[.A20]+1" office:value-type="float" office:value="325" calcext:value-type="float">
            <text:p>325</text:p>
          </table:table-cell>
          <table:table-cell table:formula="of:=[.B20]*[.C20]*[.D20]" office:value-type="float" office:value="2.51304280361652E+157" calcext:value-type="float">
            <text:p>2.51304280361652E+157</text:p>
          </table:table-cell>
          <table:table-cell table:formula="of:=[.E20]*8" office:value-type="float" office:value="2.01043424289321E+158" calcext:value-type="float">
            <text:p>2.01043424289321E+158</text:p>
          </table:table-cell>
          <table:table-cell table:formula="of:=[.F20]/1024" office:value-type="float" office:value="1.9633146903254E+155" calcext:value-type="float">
            <text:p>1.9633146903254E+155</text:p>
          </table:table-cell>
          <table:table-cell table:formula="of:=[.G20]/1024" office:value-type="float" office:value="1.9172995022709E+152" calcext:value-type="float">
            <text:p>1.9172995022709E+152</text:p>
          </table:table-cell>
          <table:table-cell table:formula="of:=[.H20]/1024" office:value-type="float" office:value="1.87236279518643E+149" calcext:value-type="float">
            <text:p>1.87236279518643E+149</text:p>
          </table:table-cell>
          <table:table-cell table:formula="of:=[.E20]*4" office:value-type="float" office:value="1.00521712144661E+158" calcext:value-type="float">
            <text:p>1.00521712144661E+158</text:p>
          </table:table-cell>
          <table:table-cell table:formula="of:=[.J20]/1024" office:value-type="float" office:value="9.81657345162702E+154" calcext:value-type="float">
            <text:p>9.81657345162702E+154</text:p>
          </table:table-cell>
          <table:table-cell table:formula="of:=[.K20]/1024" office:value-type="float" office:value="9.58649751135451E+151" calcext:value-type="float">
            <text:p>9.58649751135451E+151</text:p>
          </table:table-cell>
          <table:table-cell table:formula="of:=[.L20]/1024" office:value-type="float" office:value="9.36181397593214E+148" calcext:value-type="float">
            <text:p>9.36181397593214E+1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3^([.A21]*[.A21])" office:value-type="float" office:value="1.74089650659032E+172" calcext:value-type="float">
            <text:p>1.74089650659032E+172</text:p>
          </table:table-cell>
          <table:table-cell table:formula="of:=[.A21]*[.A21]+1" office:value-type="float" office:value="362" calcext:value-type="float">
            <text:p>362</text:p>
          </table:table-cell>
          <table:table-cell table:formula="of:=[.B21]*[.C21]*[.D21]" office:value-type="float" office:value="1.26040907077139E+175" calcext:value-type="float">
            <text:p>1.26040907077139E+175</text:p>
          </table:table-cell>
          <table:table-cell table:formula="of:=[.E21]*8" office:value-type="float" office:value="1.00832725661711E+176" calcext:value-type="float">
            <text:p>1.00832725661711E+176</text:p>
          </table:table-cell>
          <table:table-cell table:formula="of:=[.F21]/1024" office:value-type="float" office:value="9.84694586540149E+172" calcext:value-type="float">
            <text:p>9.84694586540149E+172</text:p>
          </table:table-cell>
          <table:table-cell table:formula="of:=[.G21]/1024" office:value-type="float" office:value="9.61615807168115E+169" calcext:value-type="float">
            <text:p>9.61615807168115E+169</text:p>
          </table:table-cell>
          <table:table-cell table:formula="of:=[.H21]/1024" office:value-type="float" office:value="9.39077936687612E+166" calcext:value-type="float">
            <text:p>9.39077936687612E+166</text:p>
          </table:table-cell>
          <table:table-cell table:formula="of:=[.E21]*4" office:value-type="float" office:value="5.04163628308556E+175" calcext:value-type="float">
            <text:p>5.04163628308556E+175</text:p>
          </table:table-cell>
          <table:table-cell table:formula="of:=[.J21]/1024" office:value-type="float" office:value="4.92347293270075E+172" calcext:value-type="float">
            <text:p>4.92347293270075E+172</text:p>
          </table:table-cell>
          <table:table-cell table:formula="of:=[.K21]/1024" office:value-type="float" office:value="4.80807903584057E+169" calcext:value-type="float">
            <text:p>4.80807903584057E+169</text:p>
          </table:table-cell>
          <table:table-cell table:formula="of:=[.L21]/1024" office:value-type="float" office:value="4.69538968343806E+166" calcext:value-type="float">
            <text:p>4.69538968343806E+166</text:p>
          </table:table-cell>
        </table:table-row>
        <table:table-row table:style-name="ro1" table:number-rows-repeated="26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1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cratchbook" table:style-name="ta1"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n*n actions</text:p>
          </table:table-cell>
          <table:table-cell office:value-type="string" calcext:value-type="string">
            <text:p>(we use 64bit float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s,a pairs</text:p>
          </table:table-cell>
          <table:table-cell office:value-type="string" calcext:value-type="string">
            <text:p>bytes (8B float)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bytes (4B flaot)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G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^([.A3]*[.A3])" office:value-type="float" office:value="3" calcext:value-type="float">
            <text:p>3</text:p>
          </table:table-cell>
          <table:table-cell table:formula="of:=[.B3]*([.A3]*[.A3]+1)" office:value-type="float" office:value="6" calcext:value-type="float">
            <text:p>6</text:p>
          </table:table-cell>
          <table:table-cell table:formula="of:=[.C3]*8" office:value-type="float" office:value="48" calcext:value-type="float">
            <text:p>48</text:p>
          </table:table-cell>
          <table:table-cell table:formula="of:=[.D3]/1024" office:value-type="float" office:value="0.046875" calcext:value-type="float">
            <text:p>0.046875</text:p>
          </table:table-cell>
          <table:table-cell table:formula="of:=[.E3]/1024" office:value-type="float" office:value="0.0000457763671875" calcext:value-type="float">
            <text:p>4.57763671875E-05</text:p>
          </table:table-cell>
          <table:table-cell table:formula="of:=[.F3]/1024" office:value-type="float" office:value="0.000000044703483581543" calcext:value-type="float">
            <text:p>4.4703483581543E-08</text:p>
          </table:table-cell>
          <table:table-cell table:formula="of:=[.C3]*4" office:value-type="float" office:value="24" calcext:value-type="float">
            <text:p>24</text:p>
          </table:table-cell>
          <table:table-cell table:formula="of:=[.H3]/1024" office:value-type="float" office:value="0.0234375" calcext:value-type="float">
            <text:p>0.0234375</text:p>
          </table:table-cell>
          <table:table-cell table:formula="of:=[.I3]/1024" office:value-type="float" office:value="0.00002288818359375" calcext:value-type="float">
            <text:p>2.288818359375E-05</text:p>
          </table:table-cell>
          <table:table-cell table:formula="of:=[.J3]/1024" office:value-type="float" office:value="0.0000000223517417907715" calcext:value-type="float">
            <text:p>2.23517417907715E-0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^([.A4]*[.A4])" office:value-type="float" office:value="81" calcext:value-type="float">
            <text:p>81</text:p>
          </table:table-cell>
          <table:table-cell table:formula="of:=[.B4]*([.A4]*[.A4]+1)" office:value-type="float" office:value="405" calcext:value-type="float">
            <text:p>405</text:p>
          </table:table-cell>
          <table:table-cell table:formula="of:=[.C4]*8" office:value-type="float" office:value="3240" calcext:value-type="float">
            <text:p>3240</text:p>
          </table:table-cell>
          <table:table-cell table:formula="of:=[.D4]/1024" office:value-type="float" office:value="3.1640625" calcext:value-type="float">
            <text:p>3.1640625</text:p>
          </table:table-cell>
          <table:table-cell table:formula="of:=[.E4]/1024" office:value-type="float" office:value="0.00308990478515625" calcext:value-type="float">
            <text:p>0.0030899048</text:p>
          </table:table-cell>
          <table:table-cell table:formula="of:=[.F4]/1024" office:value-type="float" office:value="0.00000301748514175415" calcext:value-type="float">
            <text:p>3.01748514175415E-06</text:p>
          </table:table-cell>
          <table:table-cell table:formula="of:=[.C4]*4" office:value-type="float" office:value="1620" calcext:value-type="float">
            <text:p>1620</text:p>
          </table:table-cell>
          <table:table-cell table:formula="of:=[.H4]/1024" office:value-type="float" office:value="1.58203125" calcext:value-type="float">
            <text:p>1.58203125</text:p>
          </table:table-cell>
          <table:table-cell table:formula="of:=[.I4]/1024" office:value-type="float" office:value="0.00154495239257813" calcext:value-type="float">
            <text:p>0.0015449524</text:p>
          </table:table-cell>
          <table:table-cell table:formula="of:=[.J4]/1024" office:value-type="float" office:value="0.00000150874257087708" calcext:value-type="float">
            <text:p>1.50874257087708E-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^([.A5]*[.A5])" office:value-type="float" office:value="19683" calcext:value-type="float">
            <text:p>19683</text:p>
          </table:table-cell>
          <table:table-cell table:formula="of:=[.B5]*([.A5]*[.A5]+1)" office:value-type="float" office:value="196830" calcext:value-type="float">
            <text:p>196830</text:p>
          </table:table-cell>
          <table:table-cell table:formula="of:=[.C5]*8" office:value-type="float" office:value="1574640" calcext:value-type="float">
            <text:p>1574640</text:p>
          </table:table-cell>
          <table:table-cell table:formula="of:=[.D5]/1024" office:value-type="float" office:value="1537.734375" calcext:value-type="float">
            <text:p>1537.734375</text:p>
          </table:table-cell>
          <table:table-cell table:formula="of:=[.E5]/1024" office:value-type="float" office:value="1.50169372558594" calcext:value-type="float">
            <text:p>1.5016937256</text:p>
          </table:table-cell>
          <table:table-cell table:formula="of:=[.F5]/1024" office:value-type="float" office:value="0.00146649777889252" calcext:value-type="float">
            <text:p>0.0014664978</text:p>
          </table:table-cell>
          <table:table-cell table:formula="of:=[.C5]*4" office:value-type="float" office:value="787320" calcext:value-type="float">
            <text:p>787320</text:p>
          </table:table-cell>
          <table:table-cell table:formula="of:=[.H5]/1024" office:value-type="float" office:value="768.8671875" calcext:value-type="float">
            <text:p>768.8671875</text:p>
          </table:table-cell>
          <table:table-cell table:formula="of:=[.I5]/1024" office:value-type="float" office:value="0.750846862792969" calcext:value-type="float">
            <text:p>0.7508468628</text:p>
          </table:table-cell>
          <table:table-cell table:formula="of:=[.J5]/1024" office:value-type="float" office:value="0.000733248889446259" calcext:value-type="float">
            <text:p>0.000733248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^([.A6]*[.A6])" office:value-type="float" office:value="43046721" calcext:value-type="float">
            <text:p>43046721</text:p>
          </table:table-cell>
          <table:table-cell table:formula="of:=[.B6]*([.A6]*[.A6]+1)" office:value-type="float" office:value="731794257" calcext:value-type="float">
            <text:p>731794257</text:p>
          </table:table-cell>
          <table:table-cell table:formula="of:=[.C6]*8" office:value-type="float" office:value="5854354056" calcext:value-type="float">
            <text:p>5854354056</text:p>
          </table:table-cell>
          <table:table-cell table:formula="of:=[.D6]/1024" office:value-type="float" office:value="5717142.6328125" calcext:value-type="float">
            <text:p>5717142.6328125</text:p>
          </table:table-cell>
          <table:table-cell table:formula="of:=[.E6]/1024" office:value-type="float" office:value="5583.14710235596" calcext:value-type="float">
            <text:p>5583.147102356</text:p>
          </table:table-cell>
          <table:table-cell table:formula="of:=[.F6]/1024" office:value-type="float" office:value="5.45229209214449" calcext:value-type="float">
            <text:p>5.4522920921</text:p>
          </table:table-cell>
          <table:table-cell table:formula="of:=[.C6]*4" office:value-type="float" office:value="2927177028" calcext:value-type="float">
            <text:p>2927177028</text:p>
          </table:table-cell>
          <table:table-cell table:formula="of:=[.H6]/1024" office:value-type="float" office:value="2858571.31640625" calcext:value-type="float">
            <text:p>2858571.31640625</text:p>
          </table:table-cell>
          <table:table-cell table:formula="of:=[.I6]/1024" office:value-type="float" office:value="2791.57355117798" calcext:value-type="float">
            <text:p>2791.573551178</text:p>
          </table:table-cell>
          <table:table-cell table:formula="of:=[.J6]/1024" office:value-type="float" office:value="2.72614604607224" calcext:value-type="float">
            <text:p>2.726146046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^([.A7]*[.A7])" office:value-type="float" office:value="847288609443" calcext:value-type="float">
            <text:p>847288609443</text:p>
          </table:table-cell>
          <table:table-cell table:formula="of:=[.B7]*([.A7]*[.A7]+1)" office:value-type="float" office:value="22029503845518" calcext:value-type="float">
            <text:p>22029503845518</text:p>
          </table:table-cell>
          <table:table-cell table:formula="of:=[.C7]*8" office:value-type="float" office:value="176236030764144" calcext:value-type="float">
            <text:p>176236030764144</text:p>
          </table:table-cell>
          <table:table-cell table:formula="of:=[.D7]/1024" office:value-type="float" office:value="172105498793.109" calcext:value-type="float">
            <text:p>172105498793.109</text:p>
          </table:table-cell>
          <table:table-cell table:formula="of:=[.E7]/1024" office:value-type="float" office:value="168071776.165146" calcext:value-type="float">
            <text:p>168071776.165146</text:p>
          </table:table-cell>
          <table:table-cell table:formula="of:=[.F7]/1024" office:value-type="float" office:value="164132.593911275" calcext:value-type="float">
            <text:p>164132.593911275</text:p>
          </table:table-cell>
          <table:table-cell table:formula="of:=[.C7]*4" office:value-type="float" office:value="88118015382072" calcext:value-type="float">
            <text:p>88118015382072</text:p>
          </table:table-cell>
          <table:table-cell table:formula="of:=[.H7]/1024" office:value-type="float" office:value="86052749396.5547" calcext:value-type="float">
            <text:p>86052749396.5547</text:p>
          </table:table-cell>
          <table:table-cell table:formula="of:=[.I7]/1024" office:value-type="float" office:value="84035888.0825729" calcext:value-type="float">
            <text:p>84035888.0825729</text:p>
          </table:table-cell>
          <table:table-cell table:formula="of:=[.J7]/1024" office:value-type="float" office:value="82066.2969556376" calcext:value-type="float">
            <text:p>82066.296955637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^([.A8]*[.A8])" office:value-type="float" office:value="1.50094635296999E+017" calcext:value-type="float">
            <text:p>1.50094635296999E+017</text:p>
          </table:table-cell>
          <table:table-cell table:formula="of:=[.B8]*([.A8]*[.A8]+1)" office:value-type="float" office:value="5.55350150598897E+018" calcext:value-type="float">
            <text:p>5.55350150598897E+018</text:p>
          </table:table-cell>
          <table:table-cell table:formula="of:=[.C8]*8" office:value-type="float" office:value="4.44280120479117E+019" calcext:value-type="float">
            <text:p>4.44280120479117E+019</text:p>
          </table:table-cell>
          <table:table-cell table:formula="of:=[.D8]/1024" office:value-type="float" office:value="4.33867305155388E+016" calcext:value-type="float">
            <text:p>4.33867305155388E+016</text:p>
          </table:table-cell>
          <table:table-cell table:formula="of:=[.E8]/1024" office:value-type="float" office:value="42369854019080.9" calcext:value-type="float">
            <text:p>42369854019080.9</text:p>
          </table:table-cell>
          <table:table-cell table:formula="of:=[.F8]/1024" office:value-type="float" office:value="41376810565.5087" calcext:value-type="float">
            <text:p>41376810565.5087</text:p>
          </table:table-cell>
          <table:table-cell table:formula="of:=[.C8]*4" office:value-type="float" office:value="2.22140060239559E+019" calcext:value-type="float">
            <text:p>2.22140060239559E+019</text:p>
          </table:table-cell>
          <table:table-cell table:formula="of:=[.H8]/1024" office:value-type="float" office:value="2.16933652577694E+016" calcext:value-type="float">
            <text:p>2.16933652577694E+016</text:p>
          </table:table-cell>
          <table:table-cell table:formula="of:=[.I8]/1024" office:value-type="float" office:value="21184927009540.4" calcext:value-type="float">
            <text:p>21184927009540.4</text:p>
          </table:table-cell>
          <table:table-cell table:formula="of:=[.J8]/1024" office:value-type="float" office:value="20688405282.7543" calcext:value-type="float">
            <text:p>20688405282.754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^([.A9]*[.A9])" office:value-type="float" office:value="2.39299329230618E+023" calcext:value-type="float">
            <text:p>2.39299329230618E+023</text:p>
          </table:table-cell>
          <table:table-cell table:formula="of:=[.B9]*([.A9]*[.A9]+1)" office:value-type="float" office:value="1.19649664615309E+025" calcext:value-type="float">
            <text:p>1.19649664615309E+025</text:p>
          </table:table-cell>
          <table:table-cell table:formula="of:=[.C9]*8" office:value-type="float" office:value="9.5719731692247E+025" calcext:value-type="float">
            <text:p>9.5719731692247E+025</text:p>
          </table:table-cell>
          <table:table-cell table:formula="of:=[.D9]/1024" office:value-type="float" office:value="9.347630048071E+022" calcext:value-type="float">
            <text:p>9.347630048071E+022</text:p>
          </table:table-cell>
          <table:table-cell table:formula="of:=[.E9]/1024" office:value-type="float" office:value="9.12854496881933E+019" calcext:value-type="float">
            <text:p>9.12854496881933E+019</text:p>
          </table:table-cell>
          <table:table-cell table:formula="of:=[.F9]/1024" office:value-type="float" office:value="8.91459469611263E+016" calcext:value-type="float">
            <text:p>8.91459469611263E+016</text:p>
          </table:table-cell>
          <table:table-cell table:formula="of:=[.C9]*4" office:value-type="float" office:value="4.78598658461235E+025" calcext:value-type="float">
            <text:p>4.78598658461235E+025</text:p>
          </table:table-cell>
          <table:table-cell table:formula="of:=[.H9]/1024" office:value-type="float" office:value="4.6738150240355E+022" calcext:value-type="float">
            <text:p>4.6738150240355E+022</text:p>
          </table:table-cell>
          <table:table-cell table:formula="of:=[.I9]/1024" office:value-type="float" office:value="4.56427248440967E+019" calcext:value-type="float">
            <text:p>4.56427248440967E+019</text:p>
          </table:table-cell>
          <table:table-cell table:formula="of:=[.J9]/1024" office:value-type="float" office:value="4.45729734805632E+016" calcext:value-type="float">
            <text:p>4.45729734805632E+0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^([.A10]*[.A10])" office:value-type="float" office:value="3.43368382029251E+030" calcext:value-type="float">
            <text:p>3.43368382029251E+030</text:p>
          </table:table-cell>
          <table:table-cell table:formula="of:=[.B10]*([.A10]*[.A10]+1)" office:value-type="float" office:value="2.23189448319013E+032" calcext:value-type="float">
            <text:p>2.23189448319013E+032</text:p>
          </table:table-cell>
          <table:table-cell table:formula="of:=[.C10]*8" office:value-type="float" office:value="1.78551558655211E+033" calcext:value-type="float">
            <text:p>1.78551558655211E+033</text:p>
          </table:table-cell>
          <table:table-cell table:formula="of:=[.D10]/1024" office:value-type="float" office:value="1.74366756499229E+030" calcext:value-type="float">
            <text:p>1.74366756499229E+030</text:p>
          </table:table-cell>
          <table:table-cell table:formula="of:=[.E10]/1024" office:value-type="float" office:value="1.70280035643778E+027" calcext:value-type="float">
            <text:p>1.70280035643778E+027</text:p>
          </table:table-cell>
          <table:table-cell table:formula="of:=[.F10]/1024" office:value-type="float" office:value="1.66289097308377E+024" calcext:value-type="float">
            <text:p>1.66289097308377E+024</text:p>
          </table:table-cell>
          <table:table-cell table:formula="of:=[.C10]*4" office:value-type="float" office:value="8.92757793276053E+032" calcext:value-type="float">
            <text:p>8.92757793276053E+032</text:p>
          </table:table-cell>
          <table:table-cell table:formula="of:=[.H10]/1024" office:value-type="float" office:value="8.71833782496146E+029" calcext:value-type="float">
            <text:p>8.71833782496146E+029</text:p>
          </table:table-cell>
          <table:table-cell table:formula="of:=[.I10]/1024" office:value-type="float" office:value="8.51400178218892E+026" calcext:value-type="float">
            <text:p>8.51400178218892E+026</text:p>
          </table:table-cell>
          <table:table-cell table:formula="of:=[.J10]/1024" office:value-type="float" office:value="8.31445486541887E+023" calcext:value-type="float">
            <text:p>8.31445486541887E+02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^([.A11]*[.A11])" office:value-type="float" office:value="4.43426488243038E+038" calcext:value-type="float">
            <text:p>4.43426488243038E+038</text:p>
          </table:table-cell>
          <table:table-cell table:formula="of:=[.B11]*([.A11]*[.A11]+1)" office:value-type="float" office:value="3.63609720359291E+040" calcext:value-type="float">
            <text:p>3.63609720359291E+040</text:p>
          </table:table-cell>
          <table:table-cell table:formula="of:=[.C11]*8" office:value-type="float" office:value="2.90887776287433E+041" calcext:value-type="float">
            <text:p>2.90887776287433E+041</text:p>
          </table:table-cell>
          <table:table-cell table:formula="of:=[.D11]/1024" office:value-type="float" office:value="2.84070094030696E+038" calcext:value-type="float">
            <text:p>2.84070094030696E+038</text:p>
          </table:table-cell>
          <table:table-cell table:formula="of:=[.E11]/1024" office:value-type="float" office:value="2.77412201201852E+035" calcext:value-type="float">
            <text:p>2.77412201201852E+035</text:p>
          </table:table-cell>
          <table:table-cell table:formula="of:=[.F11]/1024" office:value-type="float" office:value="2.70910352736183E+032" calcext:value-type="float">
            <text:p>2.70910352736183E+032</text:p>
          </table:table-cell>
          <table:table-cell table:formula="of:=[.C11]*4" office:value-type="float" office:value="1.45443888143716E+041" calcext:value-type="float">
            <text:p>1.45443888143716E+041</text:p>
          </table:table-cell>
          <table:table-cell table:formula="of:=[.H11]/1024" office:value-type="float" office:value="1.42035047015348E+038" calcext:value-type="float">
            <text:p>1.42035047015348E+038</text:p>
          </table:table-cell>
          <table:table-cell table:formula="of:=[.I11]/1024" office:value-type="float" office:value="1.38706100600926E+035" calcext:value-type="float">
            <text:p>1.38706100600926E+035</text:p>
          </table:table-cell>
          <table:table-cell table:formula="of:=[.J11]/1024" office:value-type="float" office:value="1.35455176368092E+032" calcext:value-type="float">
            <text:p>1.35455176368092E+03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^([.A12]*[.A12])" office:value-type="float" office:value="5.15377520732011E+047" calcext:value-type="float">
            <text:p>5.15377520732011E+047</text:p>
          </table:table-cell>
          <table:table-cell table:formula="of:=[.B12]*([.A12]*[.A12]+1)" office:value-type="float" office:value="5.20531295939331E+049" calcext:value-type="float">
            <text:p>5.20531295939331E+049</text:p>
          </table:table-cell>
          <table:table-cell table:formula="of:=[.C12]*8" office:value-type="float" office:value="4.16425036751465E+050" calcext:value-type="float">
            <text:p>4.16425036751465E+050</text:p>
          </table:table-cell>
          <table:table-cell table:formula="of:=[.D12]/1024" office:value-type="float" office:value="4.06665074952603E+047" calcext:value-type="float">
            <text:p>4.06665074952603E+047</text:p>
          </table:table-cell>
          <table:table-cell table:formula="of:=[.E12]/1024" office:value-type="float" office:value="3.97133862258401E+044" calcext:value-type="float">
            <text:p>3.97133862258401E+044</text:p>
          </table:table-cell>
          <table:table-cell table:formula="of:=[.F12]/1024" office:value-type="float" office:value="3.8782603736172E+041" calcext:value-type="float">
            <text:p>3.8782603736172E+041</text:p>
          </table:table-cell>
          <table:table-cell table:formula="of:=[.C12]*4" office:value-type="float" office:value="2.08212518375733E+050" calcext:value-type="float">
            <text:p>2.08212518375733E+050</text:p>
          </table:table-cell>
          <table:table-cell table:formula="of:=[.H12]/1024" office:value-type="float" office:value="2.03332537476301E+047" calcext:value-type="float">
            <text:p>2.03332537476301E+047</text:p>
          </table:table-cell>
          <table:table-cell table:formula="of:=[.I12]/1024" office:value-type="float" office:value="1.98566931129201E+044" calcext:value-type="float">
            <text:p>1.98566931129201E+044</text:p>
          </table:table-cell>
          <table:table-cell table:formula="of:=[.J12]/1024" office:value-type="float" office:value="1.9391301868086E+041" calcext:value-type="float">
            <text:p>1.9391301868086E+04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^([.A13]*[.A13])" office:value-type="float" office:value="5.39103089974329E+057" calcext:value-type="float">
            <text:p>5.39103089974329E+057</text:p>
          </table:table-cell>
          <table:table-cell table:formula="of:=[.B13]*([.A13]*[.A13]+1)" office:value-type="float" office:value="6.57705769768682E+059" calcext:value-type="float">
            <text:p>6.57705769768682E+059</text:p>
          </table:table-cell>
          <table:table-cell table:formula="of:=[.C13]*8" office:value-type="float" office:value="5.26164615814945E+060" calcext:value-type="float">
            <text:p>5.26164615814945E+060</text:p>
          </table:table-cell>
          <table:table-cell table:formula="of:=[.D13]/1024" office:value-type="float" office:value="5.13832632631783E+057" calcext:value-type="float">
            <text:p>5.13832632631783E+057</text:p>
          </table:table-cell>
          <table:table-cell table:formula="of:=[.E13]/1024" office:value-type="float" office:value="5.01789680304475E+054" calcext:value-type="float">
            <text:p>5.01789680304475E+054</text:p>
          </table:table-cell>
          <table:table-cell table:formula="of:=[.F13]/1024" office:value-type="float" office:value="4.90028984672339E+051" calcext:value-type="float">
            <text:p>4.90028984672339E+051</text:p>
          </table:table-cell>
          <table:table-cell table:formula="of:=[.C13]*4" office:value-type="float" office:value="2.63082307907473E+060" calcext:value-type="float">
            <text:p>2.63082307907473E+060</text:p>
          </table:table-cell>
          <table:table-cell table:formula="of:=[.H13]/1024" office:value-type="float" office:value="2.56916316315891E+057" calcext:value-type="float">
            <text:p>2.56916316315891E+057</text:p>
          </table:table-cell>
          <table:table-cell table:formula="of:=[.I13]/1024" office:value-type="float" office:value="2.50894840152238E+054" calcext:value-type="float">
            <text:p>2.50894840152238E+054</text:p>
          </table:table-cell>
          <table:table-cell table:formula="of:=[.J13]/1024" office:value-type="float" office:value="2.4501449233617E+051" calcext:value-type="float">
            <text:p>2.4501449233617E+05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^([.A14]*[.A14])" office:value-type="float" office:value="5.07528786056416E+068" calcext:value-type="float">
            <text:p>5.07528786056416E+068</text:p>
          </table:table-cell>
          <table:table-cell table:formula="of:=[.B14]*([.A14]*[.A14]+1)" office:value-type="float" office:value="7.35916739781803E+070" calcext:value-type="float">
            <text:p>7.35916739781803E+070</text:p>
          </table:table-cell>
          <table:table-cell table:formula="of:=[.C14]*8" office:value-type="float" office:value="5.88733391825442E+071" calcext:value-type="float">
            <text:p>5.88733391825442E+071</text:p>
          </table:table-cell>
          <table:table-cell table:formula="of:=[.D14]/1024" office:value-type="float" office:value="5.74934952954533E+068" calcext:value-type="float">
            <text:p>5.74934952954533E+068</text:p>
          </table:table-cell>
          <table:table-cell table:formula="of:=[.E14]/1024" office:value-type="float" office:value="5.61459914994662E+065" calcext:value-type="float">
            <text:p>5.61459914994662E+065</text:p>
          </table:table-cell>
          <table:table-cell table:formula="of:=[.F14]/1024" office:value-type="float" office:value="5.48300698236974E+062" calcext:value-type="float">
            <text:p>5.48300698236974E+062</text:p>
          </table:table-cell>
          <table:table-cell table:formula="of:=[.C14]*4" office:value-type="float" office:value="2.94366695912721E+071" calcext:value-type="float">
            <text:p>2.94366695912721E+071</text:p>
          </table:table-cell>
          <table:table-cell table:formula="of:=[.H14]/1024" office:value-type="float" office:value="2.87467476477267E+068" calcext:value-type="float">
            <text:p>2.87467476477267E+068</text:p>
          </table:table-cell>
          <table:table-cell table:formula="of:=[.I14]/1024" office:value-type="float" office:value="2.80729957497331E+065" calcext:value-type="float">
            <text:p>2.80729957497331E+065</text:p>
          </table:table-cell>
          <table:table-cell table:formula="of:=[.J14]/1024" office:value-type="float" office:value="2.74150349118487E+062" calcext:value-type="float">
            <text:p>2.74150349118487E+06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3^([.A15]*[.A15])" office:value-type="float" office:value="4.30023359390034E+080" calcext:value-type="float">
            <text:p>4.30023359390034E+080</text:p>
          </table:table-cell>
          <table:table-cell table:formula="of:=[.B15]*([.A15]*[.A15]+1)" office:value-type="float" office:value="7.31039710963058E+082" calcext:value-type="float">
            <text:p>7.31039710963058E+082</text:p>
          </table:table-cell>
          <table:table-cell table:formula="of:=[.C15]*8" office:value-type="float" office:value="5.84831768770447E+083" calcext:value-type="float">
            <text:p>5.84831768770447E+083</text:p>
          </table:table-cell>
          <table:table-cell table:formula="of:=[.D15]/1024" office:value-type="float" office:value="5.71124774189889E+080" calcext:value-type="float">
            <text:p>5.71124774189889E+080</text:p>
          </table:table-cell>
          <table:table-cell table:formula="of:=[.E15]/1024" office:value-type="float" office:value="5.57739037294814E+077" calcext:value-type="float">
            <text:p>5.57739037294814E+077</text:p>
          </table:table-cell>
          <table:table-cell table:formula="of:=[.F15]/1024" office:value-type="float" office:value="5.44667028608216E+074" calcext:value-type="float">
            <text:p>5.44667028608216E+074</text:p>
          </table:table-cell>
          <table:table-cell table:formula="of:=[.C15]*4" office:value-type="float" office:value="2.92415884385223E+083" calcext:value-type="float">
            <text:p>2.92415884385223E+083</text:p>
          </table:table-cell>
          <table:table-cell table:formula="of:=[.H15]/1024" office:value-type="float" office:value="2.85562387094945E+080" calcext:value-type="float">
            <text:p>2.85562387094945E+080</text:p>
          </table:table-cell>
          <table:table-cell table:formula="of:=[.I15]/1024" office:value-type="float" office:value="2.78869518647407E+077" calcext:value-type="float">
            <text:p>2.78869518647407E+077</text:p>
          </table:table-cell>
          <table:table-cell table:formula="of:=[.J15]/1024" office:value-type="float" office:value="2.72333514304108E+074" calcext:value-type="float">
            <text:p>2.72333514304108E+07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3^([.A16]*[.A16])" office:value-type="float" office:value="3.27918504785031E+093" calcext:value-type="float">
            <text:p>3.27918504785031E+093</text:p>
          </table:table-cell>
          <table:table-cell table:formula="of:=[.B16]*([.A16]*[.A16]+1)" office:value-type="float" office:value="6.4599945442651E+095" calcext:value-type="float">
            <text:p>6.4599945442651E+095</text:p>
          </table:table-cell>
          <table:table-cell table:formula="of:=[.C16]*8" office:value-type="float" office:value="5.16799563541208E+096" calcext:value-type="float">
            <text:p>5.16799563541208E+096</text:p>
          </table:table-cell>
          <table:table-cell table:formula="of:=[.D16]/1024" office:value-type="float" office:value="5.04687073770711E+093" calcext:value-type="float">
            <text:p>5.04687073770711E+093</text:p>
          </table:table-cell>
          <table:table-cell table:formula="of:=[.E16]/1024" office:value-type="float" office:value="4.9285847047921E+090" calcext:value-type="float">
            <text:p>4.9285847047921E+090</text:p>
          </table:table-cell>
          <table:table-cell table:formula="of:=[.F16]/1024" office:value-type="float" office:value="4.81307100077354E+087" calcext:value-type="float">
            <text:p>4.81307100077354E+087</text:p>
          </table:table-cell>
          <table:table-cell table:formula="of:=[.C16]*4" office:value-type="float" office:value="2.58399781770604E+096" calcext:value-type="float">
            <text:p>2.58399781770604E+096</text:p>
          </table:table-cell>
          <table:table-cell table:formula="of:=[.H16]/1024" office:value-type="float" office:value="2.52343536885356E+093" calcext:value-type="float">
            <text:p>2.52343536885356E+093</text:p>
          </table:table-cell>
          <table:table-cell table:formula="of:=[.I16]/1024" office:value-type="float" office:value="2.46429235239605E+090" calcext:value-type="float">
            <text:p>2.46429235239605E+090</text:p>
          </table:table-cell>
          <table:table-cell table:formula="of:=[.J16]/1024" office:value-type="float" office:value="2.40653550038677E+087" calcext:value-type="float">
            <text:p>2.40653550038677E+08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3^([.A17]*[.A17])" office:value-type="float" office:value="2.25051707283248E+107" calcext:value-type="float">
            <text:p>2.25051707283248E+107</text:p>
          </table:table-cell>
          <table:table-cell table:formula="of:=[.B17]*([.A17]*[.A17]+1)" office:value-type="float" office:value="5.08616858460141E+109" calcext:value-type="float">
            <text:p>5.08616858460141E+109</text:p>
          </table:table-cell>
          <table:table-cell table:formula="of:=[.C17]*8" office:value-type="float" office:value="4.06893486768113E+110" calcext:value-type="float">
            <text:p>4.06893486768113E+110</text:p>
          </table:table-cell>
          <table:table-cell table:formula="of:=[.D17]/1024" office:value-type="float" office:value="3.97356920671985E+107" calcext:value-type="float">
            <text:p>3.97356920671985E+107</text:p>
          </table:table-cell>
          <table:table-cell table:formula="of:=[.E17]/1024" office:value-type="float" office:value="3.88043867843736E+104" calcext:value-type="float">
            <text:p>3.88043867843736E+104</text:p>
          </table:table-cell>
          <table:table-cell table:formula="of:=[.F17]/1024" office:value-type="float" office:value="3.78949089691148E+101" calcext:value-type="float">
            <text:p>3.78949089691148E+101</text:p>
          </table:table-cell>
          <table:table-cell table:formula="of:=[.C17]*4" office:value-type="float" office:value="2.03446743384057E+110" calcext:value-type="float">
            <text:p>2.03446743384057E+110</text:p>
          </table:table-cell>
          <table:table-cell table:formula="of:=[.H17]/1024" office:value-type="float" office:value="1.98678460335993E+107" calcext:value-type="float">
            <text:p>1.98678460335993E+107</text:p>
          </table:table-cell>
          <table:table-cell table:formula="of:=[.I17]/1024" office:value-type="float" office:value="1.94021933921868E+104" calcext:value-type="float">
            <text:p>1.94021933921868E+104</text:p>
          </table:table-cell>
          <table:table-cell table:formula="of:=[.J17]/1024" office:value-type="float" office:value="1.89474544845574E+101" calcext:value-type="float">
            <text:p>1.89474544845574E+10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^([.A18]*[.A18])" office:value-type="float" office:value="1.39008452377145E+122" calcext:value-type="float">
            <text:p>1.39008452377145E+122</text:p>
          </table:table-cell>
          <table:table-cell table:formula="of:=[.B18]*([.A18]*[.A18]+1)" office:value-type="float" office:value="3.57251722609262E+124" calcext:value-type="float">
            <text:p>3.57251722609262E+124</text:p>
          </table:table-cell>
          <table:table-cell table:formula="of:=[.C18]*8" office:value-type="float" office:value="2.8580137808741E+125" calcext:value-type="float">
            <text:p>2.8580137808741E+125</text:p>
          </table:table-cell>
          <table:table-cell table:formula="of:=[.D18]/1024" office:value-type="float" office:value="2.79102908288486E+122" calcext:value-type="float">
            <text:p>2.79102908288486E+122</text:p>
          </table:table-cell>
          <table:table-cell table:formula="of:=[.E18]/1024" office:value-type="float" office:value="2.72561433875475E+119" calcext:value-type="float">
            <text:p>2.72561433875475E+119</text:p>
          </table:table-cell>
          <table:table-cell table:formula="of:=[.F18]/1024" office:value-type="float" office:value="2.66173275269018E+116" calcext:value-type="float">
            <text:p>2.66173275269018E+116</text:p>
          </table:table-cell>
          <table:table-cell table:formula="of:=[.C18]*4" office:value-type="float" office:value="1.42900689043705E+125" calcext:value-type="float">
            <text:p>1.42900689043705E+125</text:p>
          </table:table-cell>
          <table:table-cell table:formula="of:=[.H18]/1024" office:value-type="float" office:value="1.39551454144243E+122" calcext:value-type="float">
            <text:p>1.39551454144243E+122</text:p>
          </table:table-cell>
          <table:table-cell table:formula="of:=[.I18]/1024" office:value-type="float" office:value="1.36280716937737E+119" calcext:value-type="float">
            <text:p>1.36280716937737E+119</text:p>
          </table:table-cell>
          <table:table-cell table:formula="of:=[.J18]/1024" office:value-type="float" office:value="1.33086637634509E+116" calcext:value-type="float">
            <text:p>1.33086637634509E+1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3^([.A19]*[.A19])" office:value-type="float" office:value="7.72756406027697E+137" calcext:value-type="float">
            <text:p>7.72756406027697E+137</text:p>
          </table:table-cell>
          <table:table-cell table:formula="of:=[.B19]*([.A19]*[.A19]+1)" office:value-type="float" office:value="2.24099357748032E+140" calcext:value-type="float">
            <text:p>2.24099357748032E+140</text:p>
          </table:table-cell>
          <table:table-cell table:formula="of:=[.C19]*8" office:value-type="float" office:value="1.79279486198426E+141" calcext:value-type="float">
            <text:p>1.79279486198426E+141</text:p>
          </table:table-cell>
          <table:table-cell table:formula="of:=[.D19]/1024" office:value-type="float" office:value="1.7507762324065E+138" calcext:value-type="float">
            <text:p>1.7507762324065E+138</text:p>
          </table:table-cell>
          <table:table-cell table:formula="of:=[.E19]/1024" office:value-type="float" office:value="1.70974241445947E+135" calcext:value-type="float">
            <text:p>1.70974241445947E+135</text:p>
          </table:table-cell>
          <table:table-cell table:formula="of:=[.F19]/1024" office:value-type="float" office:value="1.66967032662058E+132" calcext:value-type="float">
            <text:p>1.66967032662058E+132</text:p>
          </table:table-cell>
          <table:table-cell table:formula="of:=[.C19]*4" office:value-type="float" office:value="8.96397430992128E+140" calcext:value-type="float">
            <text:p>8.96397430992128E+140</text:p>
          </table:table-cell>
          <table:table-cell table:formula="of:=[.H19]/1024" office:value-type="float" office:value="8.7538811620325E+137" calcext:value-type="float">
            <text:p>8.7538811620325E+137</text:p>
          </table:table-cell>
          <table:table-cell table:formula="of:=[.I19]/1024" office:value-type="float" office:value="8.54871207229736E+134" calcext:value-type="float">
            <text:p>8.54871207229736E+134</text:p>
          </table:table-cell>
          <table:table-cell table:formula="of:=[.J19]/1024" office:value-type="float" office:value="8.3483516331029E+131" calcext:value-type="float">
            <text:p>8.3483516331029E+13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3^([.A20]*[.A20])" office:value-type="float" office:value="3.86621969787156E+154" calcext:value-type="float">
            <text:p>3.86621969787156E+154</text:p>
          </table:table-cell>
          <table:table-cell table:formula="of:=[.B20]*([.A20]*[.A20]+1)" office:value-type="float" office:value="1.25652140180826E+157" calcext:value-type="float">
            <text:p>1.25652140180826E+157</text:p>
          </table:table-cell>
          <table:table-cell table:formula="of:=[.C20]*8" office:value-type="float" office:value="1.00521712144661E+158" calcext:value-type="float">
            <text:p>1.00521712144661E+158</text:p>
          </table:table-cell>
          <table:table-cell table:formula="of:=[.D20]/1024" office:value-type="float" office:value="9.81657345162702E+154" calcext:value-type="float">
            <text:p>9.81657345162702E+154</text:p>
          </table:table-cell>
          <table:table-cell table:formula="of:=[.E20]/1024" office:value-type="float" office:value="9.58649751135451E+151" calcext:value-type="float">
            <text:p>9.58649751135451E+151</text:p>
          </table:table-cell>
          <table:table-cell table:formula="of:=[.F20]/1024" office:value-type="float" office:value="9.36181397593214E+148" calcext:value-type="float">
            <text:p>9.36181397593214E+148</text:p>
          </table:table-cell>
          <table:table-cell table:formula="of:=[.C20]*4" office:value-type="float" office:value="5.02608560723303E+157" calcext:value-type="float">
            <text:p>5.02608560723303E+157</text:p>
          </table:table-cell>
          <table:table-cell table:formula="of:=[.H20]/1024" office:value-type="float" office:value="4.90828672581351E+154" calcext:value-type="float">
            <text:p>4.90828672581351E+154</text:p>
          </table:table-cell>
          <table:table-cell table:formula="of:=[.I20]/1024" office:value-type="float" office:value="4.79324875567725E+151" calcext:value-type="float">
            <text:p>4.79324875567725E+151</text:p>
          </table:table-cell>
          <table:table-cell table:formula="of:=[.J20]/1024" office:value-type="float" office:value="4.68090698796607E+148" calcext:value-type="float">
            <text:p>4.68090698796607E+14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3^([.A21]*[.A21])" office:value-type="float" office:value="1.74089650659032E+172" calcext:value-type="float">
            <text:p>1.74089650659032E+172</text:p>
          </table:table-cell>
          <table:table-cell table:formula="of:=[.B21]*([.A21]*[.A21]+1)" office:value-type="float" office:value="6.30204535385696E+174" calcext:value-type="float">
            <text:p>6.30204535385696E+174</text:p>
          </table:table-cell>
          <table:table-cell table:formula="of:=[.C21]*8" office:value-type="float" office:value="5.04163628308556E+175" calcext:value-type="float">
            <text:p>5.04163628308556E+175</text:p>
          </table:table-cell>
          <table:table-cell table:formula="of:=[.D21]/1024" office:value-type="float" office:value="4.92347293270075E+172" calcext:value-type="float">
            <text:p>4.92347293270075E+172</text:p>
          </table:table-cell>
          <table:table-cell table:formula="of:=[.E21]/1024" office:value-type="float" office:value="4.80807903584057E+169" calcext:value-type="float">
            <text:p>4.80807903584057E+169</text:p>
          </table:table-cell>
          <table:table-cell table:formula="of:=[.F21]/1024" office:value-type="float" office:value="4.69538968343806E+166" calcext:value-type="float">
            <text:p>4.69538968343806E+166</text:p>
          </table:table-cell>
          <table:table-cell table:formula="of:=[.C21]*4" office:value-type="float" office:value="2.52081814154278E+175" calcext:value-type="float">
            <text:p>2.52081814154278E+175</text:p>
          </table:table-cell>
          <table:table-cell table:formula="of:=[.H21]/1024" office:value-type="float" office:value="2.46173646635037E+172" calcext:value-type="float">
            <text:p>2.46173646635037E+172</text:p>
          </table:table-cell>
          <table:table-cell table:formula="of:=[.I21]/1024" office:value-type="float" office:value="2.40403951792029E+169" calcext:value-type="float">
            <text:p>2.40403951792029E+169</text:p>
          </table:table-cell>
          <table:table-cell table:formula="of:=[.J21]/1024" office:value-type="float" office:value="2.34769484171903E+166" calcext:value-type="float">
            <text:p>2.34769484171903E+166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n*n*2 actions</text:p>
          </table:table-cell>
          <table:table-cell office:value-type="string" calcext:value-type="string">
            <text:p>(we use 64bit float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s,a pairs</text:p>
          </table:table-cell>
          <table:table-cell office:value-type="string" calcext:value-type="string">
            <text:p>bytes (8B float)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bytes (4B flaot)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G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^([.A26]*[.A26])" office:value-type="float" office:value="3" calcext:value-type="float">
            <text:p>3</text:p>
          </table:table-cell>
          <table:table-cell table:formula="of:=[.B26]*(2*[.A26]*[.A26]+1)" office:value-type="float" office:value="9" calcext:value-type="float">
            <text:p>9</text:p>
          </table:table-cell>
          <table:table-cell table:formula="of:=[.C26]*8" office:value-type="float" office:value="72" calcext:value-type="float">
            <text:p>72</text:p>
          </table:table-cell>
          <table:table-cell table:formula="of:=[.D26]/1024" office:value-type="float" office:value="0.0703125" calcext:value-type="float">
            <text:p>0.0703125</text:p>
          </table:table-cell>
          <table:table-cell table:formula="of:=[.E26]/1024" office:value-type="float" office:value="0.00006866455078125" calcext:value-type="float">
            <text:p>6.866455078125E-05</text:p>
          </table:table-cell>
          <table:table-cell table:formula="of:=[.F26]/1024" office:value-type="float" office:value="0.0000000670552253723145" calcext:value-type="float">
            <text:p>6.70552253723145E-08</text:p>
          </table:table-cell>
          <table:table-cell table:formula="of:=[.C26]*4" office:value-type="float" office:value="36" calcext:value-type="float">
            <text:p>36</text:p>
          </table:table-cell>
          <table:table-cell table:formula="of:=[.H26]/1024" office:value-type="float" office:value="0.03515625" calcext:value-type="float">
            <text:p>0.03515625</text:p>
          </table:table-cell>
          <table:table-cell table:formula="of:=[.I26]/1024" office:value-type="float" office:value="0.000034332275390625" calcext:value-type="float">
            <text:p>3.4332275390625E-05</text:p>
          </table:table-cell>
          <table:table-cell table:formula="of:=[.J26]/1024" office:value-type="float" office:value="0.0000000335276126861572" calcext:value-type="float">
            <text:p>3.35276126861572E-0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3^([.A27]*[.A27])" office:value-type="float" office:value="81" calcext:value-type="float">
            <text:p>81</text:p>
          </table:table-cell>
          <table:table-cell table:formula="of:=[.B27]*(2*[.A27]*[.A27]+1)" office:value-type="float" office:value="729" calcext:value-type="float">
            <text:p>729</text:p>
          </table:table-cell>
          <table:table-cell table:formula="of:=[.C27]*8" office:value-type="float" office:value="5832" calcext:value-type="float">
            <text:p>5832</text:p>
          </table:table-cell>
          <table:table-cell table:formula="of:=[.D27]/1024" office:value-type="float" office:value="5.6953125" calcext:value-type="float">
            <text:p>5.6953125</text:p>
          </table:table-cell>
          <table:table-cell table:formula="of:=[.E27]/1024" office:value-type="float" office:value="0.00556182861328125" calcext:value-type="float">
            <text:p>0.0055618286</text:p>
          </table:table-cell>
          <table:table-cell table:formula="of:=[.F27]/1024" office:value-type="float" office:value="0.00000543147325515747" calcext:value-type="float">
            <text:p>5.43147325515747E-06</text:p>
          </table:table-cell>
          <table:table-cell table:formula="of:=[.C27]*4" office:value-type="float" office:value="2916" calcext:value-type="float">
            <text:p>2916</text:p>
          </table:table-cell>
          <table:table-cell table:formula="of:=[.H27]/1024" office:value-type="float" office:value="2.84765625" calcext:value-type="float">
            <text:p>2.84765625</text:p>
          </table:table-cell>
          <table:table-cell table:formula="of:=[.I27]/1024" office:value-type="float" office:value="0.00278091430664062" calcext:value-type="float">
            <text:p>0.0027809143</text:p>
          </table:table-cell>
          <table:table-cell table:formula="of:=[.J27]/1024" office:value-type="float" office:value="0.00000271573662757874" calcext:value-type="float">
            <text:p>2.71573662757874E-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^([.A28]*[.A28])" office:value-type="float" office:value="19683" calcext:value-type="float">
            <text:p>19683</text:p>
          </table:table-cell>
          <table:table-cell table:formula="of:=[.B28]*(2*[.A28]*[.A28]+1)" office:value-type="float" office:value="373977" calcext:value-type="float">
            <text:p>373977</text:p>
          </table:table-cell>
          <table:table-cell table:formula="of:=[.C28]*8" office:value-type="float" office:value="2991816" calcext:value-type="float">
            <text:p>2991816</text:p>
          </table:table-cell>
          <table:table-cell table:formula="of:=[.D28]/1024" office:value-type="float" office:value="2921.6953125" calcext:value-type="float">
            <text:p>2921.6953125</text:p>
          </table:table-cell>
          <table:table-cell table:formula="of:=[.E28]/1024" office:value-type="float" office:value="2.85321807861328" calcext:value-type="float">
            <text:p>2.8532180786</text:p>
          </table:table-cell>
          <table:table-cell table:formula="of:=[.F28]/1024" office:value-type="float" office:value="0.00278634577989578" calcext:value-type="float">
            <text:p>0.0027863458</text:p>
          </table:table-cell>
          <table:table-cell table:formula="of:=[.C28]*4" office:value-type="float" office:value="1495908" calcext:value-type="float">
            <text:p>1495908</text:p>
          </table:table-cell>
          <table:table-cell table:formula="of:=[.H28]/1024" office:value-type="float" office:value="1460.84765625" calcext:value-type="float">
            <text:p>1460.84765625</text:p>
          </table:table-cell>
          <table:table-cell table:formula="of:=[.I28]/1024" office:value-type="float" office:value="1.42660903930664" calcext:value-type="float">
            <text:p>1.4266090393</text:p>
          </table:table-cell>
          <table:table-cell table:formula="of:=[.J28]/1024" office:value-type="float" office:value="0.00139317288994789" calcext:value-type="float">
            <text:p>0.001393172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3^([.A29]*[.A29])" office:value-type="float" office:value="43046721" calcext:value-type="float">
            <text:p>43046721</text:p>
          </table:table-cell>
          <table:table-cell table:formula="of:=[.B29]*(2*[.A29]*[.A29]+1)" office:value-type="float" office:value="1420541793" calcext:value-type="float">
            <text:p>1420541793</text:p>
          </table:table-cell>
          <table:table-cell table:formula="of:=[.C29]*8" office:value-type="float" office:value="11364334344" calcext:value-type="float">
            <text:p>11364334344</text:p>
          </table:table-cell>
          <table:table-cell table:formula="of:=[.D29]/1024" office:value-type="float" office:value="11097982.7578125" calcext:value-type="float">
            <text:p>11097982.7578125</text:p>
          </table:table-cell>
          <table:table-cell table:formula="of:=[.E29]/1024" office:value-type="float" office:value="10837.8737869263" calcext:value-type="float">
            <text:p>10837.8737869263</text:p>
          </table:table-cell>
          <table:table-cell table:formula="of:=[.F29]/1024" office:value-type="float" office:value="10.5838611200452" calcext:value-type="float">
            <text:p>10.58386112</text:p>
          </table:table-cell>
          <table:table-cell table:formula="of:=[.C29]*4" office:value-type="float" office:value="5682167172" calcext:value-type="float">
            <text:p>5682167172</text:p>
          </table:table-cell>
          <table:table-cell table:formula="of:=[.H29]/1024" office:value-type="float" office:value="5548991.37890625" calcext:value-type="float">
            <text:p>5548991.37890625</text:p>
          </table:table-cell>
          <table:table-cell table:formula="of:=[.I29]/1024" office:value-type="float" office:value="5418.93689346314" calcext:value-type="float">
            <text:p>5418.9368934631</text:p>
          </table:table-cell>
          <table:table-cell table:formula="of:=[.J29]/1024" office:value-type="float" office:value="5.29193056002259" calcext:value-type="float">
            <text:p>5.2919305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^([.A30]*[.A30])" office:value-type="float" office:value="847288609443" calcext:value-type="float">
            <text:p>847288609443</text:p>
          </table:table-cell>
          <table:table-cell table:formula="of:=[.B30]*(2*[.A30]*[.A30]+1)" office:value-type="float" office:value="43211719081593" calcext:value-type="float">
            <text:p>43211719081593</text:p>
          </table:table-cell>
          <table:table-cell table:formula="of:=[.C30]*8" office:value-type="float" office:value="345693752652744" calcext:value-type="float">
            <text:p>345693752652744</text:p>
          </table:table-cell>
          <table:table-cell table:formula="of:=[.D30]/1024" office:value-type="float" office:value="337591555324.945" calcext:value-type="float">
            <text:p>337591555324.945</text:p>
          </table:table-cell>
          <table:table-cell table:formula="of:=[.E30]/1024" office:value-type="float" office:value="329679253.247017" calcext:value-type="float">
            <text:p>329679253.247017</text:p>
          </table:table-cell>
          <table:table-cell table:formula="of:=[.F30]/1024" office:value-type="float" office:value="321952.39574904" calcext:value-type="float">
            <text:p>321952.39574904</text:p>
          </table:table-cell>
          <table:table-cell table:formula="of:=[.C30]*4" office:value-type="float" office:value="172846876326372" calcext:value-type="float">
            <text:p>172846876326372</text:p>
          </table:table-cell>
          <table:table-cell table:formula="of:=[.H30]/1024" office:value-type="float" office:value="168795777662.473" calcext:value-type="float">
            <text:p>168795777662.473</text:p>
          </table:table-cell>
          <table:table-cell table:formula="of:=[.I30]/1024" office:value-type="float" office:value="164839626.623508" calcext:value-type="float">
            <text:p>164839626.623508</text:p>
          </table:table-cell>
          <table:table-cell table:formula="of:=[.J30]/1024" office:value-type="float" office:value="160976.19787452" calcext:value-type="float">
            <text:p>160976.1978745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3^([.A31]*[.A31])" office:value-type="float" office:value="1.50094635296999E+017" calcext:value-type="float">
            <text:p>1.50094635296999E+017</text:p>
          </table:table-cell>
          <table:table-cell table:formula="of:=[.B31]*(2*[.A31]*[.A31]+1)" office:value-type="float" office:value="1.09569083766809E+019" calcext:value-type="float">
            <text:p>1.09569083766809E+019</text:p>
          </table:table-cell>
          <table:table-cell table:formula="of:=[.C31]*8" office:value-type="float" office:value="8.76552670134475E+019" calcext:value-type="float">
            <text:p>8.76552670134475E+019</text:p>
          </table:table-cell>
          <table:table-cell table:formula="of:=[.D31]/1024" office:value-type="float" office:value="8.56008466928198E+016" calcext:value-type="float">
            <text:p>8.56008466928198E+016</text:p>
          </table:table-cell>
          <table:table-cell table:formula="of:=[.E31]/1024" office:value-type="float" office:value="83594576848456.9" calcext:value-type="float">
            <text:p>83594576848456.9</text:p>
          </table:table-cell>
          <table:table-cell table:formula="of:=[.F31]/1024" office:value-type="float" office:value="81635328953.5712" calcext:value-type="float">
            <text:p>81635328953.5712</text:p>
          </table:table-cell>
          <table:table-cell table:formula="of:=[.C31]*4" office:value-type="float" office:value="4.38276335067238E+019" calcext:value-type="float">
            <text:p>4.38276335067238E+019</text:p>
          </table:table-cell>
          <table:table-cell table:formula="of:=[.H31]/1024" office:value-type="float" office:value="4.28004233464099E+016" calcext:value-type="float">
            <text:p>4.28004233464099E+016</text:p>
          </table:table-cell>
          <table:table-cell table:formula="of:=[.I31]/1024" office:value-type="float" office:value="41797288424228.4" calcext:value-type="float">
            <text:p>41797288424228.4</text:p>
          </table:table-cell>
          <table:table-cell table:formula="of:=[.J31]/1024" office:value-type="float" office:value="40817664476.7856" calcext:value-type="float">
            <text:p>40817664476.785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^([.A32]*[.A32])" office:value-type="float" office:value="2.39299329230618E+023" calcext:value-type="float">
            <text:p>2.39299329230618E+023</text:p>
          </table:table-cell>
          <table:table-cell table:formula="of:=[.B32]*(2*[.A32]*[.A32]+1)" office:value-type="float" office:value="2.36906335938311E+025" calcext:value-type="float">
            <text:p>2.36906335938311E+025</text:p>
          </table:table-cell>
          <table:table-cell table:formula="of:=[.C32]*8" office:value-type="float" office:value="1.89525068750649E+026" calcext:value-type="float">
            <text:p>1.89525068750649E+026</text:p>
          </table:table-cell>
          <table:table-cell table:formula="of:=[.D32]/1024" office:value-type="float" office:value="1.85083074951806E+023" calcext:value-type="float">
            <text:p>1.85083074951806E+023</text:p>
          </table:table-cell>
          <table:table-cell table:formula="of:=[.E32]/1024" office:value-type="float" office:value="1.80745190382623E+020" calcext:value-type="float">
            <text:p>1.80745190382623E+020</text:p>
          </table:table-cell>
          <table:table-cell table:formula="of:=[.F32]/1024" office:value-type="float" office:value="1.7650897498303E+017" calcext:value-type="float">
            <text:p>1.7650897498303E+017</text:p>
          </table:table-cell>
          <table:table-cell table:formula="of:=[.C32]*4" office:value-type="float" office:value="9.47625343753245E+025" calcext:value-type="float">
            <text:p>9.47625343753245E+025</text:p>
          </table:table-cell>
          <table:table-cell table:formula="of:=[.H32]/1024" office:value-type="float" office:value="9.25415374759029E+022" calcext:value-type="float">
            <text:p>9.25415374759029E+022</text:p>
          </table:table-cell>
          <table:table-cell table:formula="of:=[.I32]/1024" office:value-type="float" office:value="9.03725951913114E+019" calcext:value-type="float">
            <text:p>9.03725951913114E+019</text:p>
          </table:table-cell>
          <table:table-cell table:formula="of:=[.J32]/1024" office:value-type="float" office:value="8.8254487491515E+016" calcext:value-type="float">
            <text:p>8.8254487491515E+0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3^([.A33]*[.A33])" office:value-type="float" office:value="3.43368382029251E+030" calcext:value-type="float">
            <text:p>3.43368382029251E+030</text:p>
          </table:table-cell>
          <table:table-cell table:formula="of:=[.B33]*(2*[.A33]*[.A33]+1)" office:value-type="float" office:value="4.42945212817734E+032" calcext:value-type="float">
            <text:p>4.42945212817734E+032</text:p>
          </table:table-cell>
          <table:table-cell table:formula="of:=[.C33]*8" office:value-type="float" office:value="3.54356170254187E+033" calcext:value-type="float">
            <text:p>3.54356170254187E+033</text:p>
          </table:table-cell>
          <table:table-cell table:formula="of:=[.D33]/1024" office:value-type="float" office:value="3.46050947513855E+030" calcext:value-type="float">
            <text:p>3.46050947513855E+030</text:p>
          </table:table-cell>
          <table:table-cell table:formula="of:=[.E33]/1024" office:value-type="float" office:value="3.37940378431499E+027" calcext:value-type="float">
            <text:p>3.37940378431499E+027</text:p>
          </table:table-cell>
          <table:table-cell table:formula="of:=[.F33]/1024" office:value-type="float" office:value="3.30019900812011E+024" calcext:value-type="float">
            <text:p>3.30019900812011E+024</text:p>
          </table:table-cell>
          <table:table-cell table:formula="of:=[.C33]*4" office:value-type="float" office:value="1.77178085127094E+033" calcext:value-type="float">
            <text:p>1.77178085127094E+033</text:p>
          </table:table-cell>
          <table:table-cell table:formula="of:=[.H33]/1024" office:value-type="float" office:value="1.73025473756927E+030" calcext:value-type="float">
            <text:p>1.73025473756927E+030</text:p>
          </table:table-cell>
          <table:table-cell table:formula="of:=[.I33]/1024" office:value-type="float" office:value="1.68970189215749E+027" calcext:value-type="float">
            <text:p>1.68970189215749E+027</text:p>
          </table:table-cell>
          <table:table-cell table:formula="of:=[.J33]/1024" office:value-type="float" office:value="1.65009950406005E+024" calcext:value-type="float">
            <text:p>1.65009950406005E+02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^([.A34]*[.A34])" office:value-type="float" office:value="4.43426488243038E+038" calcext:value-type="float">
            <text:p>4.43426488243038E+038</text:p>
          </table:table-cell>
          <table:table-cell table:formula="of:=[.B34]*(2*[.A34]*[.A34]+1)" office:value-type="float" office:value="7.22785175836152E+040" calcext:value-type="float">
            <text:p>7.22785175836152E+040</text:p>
          </table:table-cell>
          <table:table-cell table:formula="of:=[.C34]*8" office:value-type="float" office:value="5.78228140668921E+041" calcext:value-type="float">
            <text:p>5.78228140668921E+041</text:p>
          </table:table-cell>
          <table:table-cell table:formula="of:=[.D34]/1024" office:value-type="float" office:value="5.64675918621993E+038" calcext:value-type="float">
            <text:p>5.64675918621993E+038</text:p>
          </table:table-cell>
          <table:table-cell table:formula="of:=[.E34]/1024" office:value-type="float" office:value="5.5144132677929E+035" calcext:value-type="float">
            <text:p>5.5144132677929E+035</text:p>
          </table:table-cell>
          <table:table-cell table:formula="of:=[.F34]/1024" office:value-type="float" office:value="5.38516920682901E+032" calcext:value-type="float">
            <text:p>5.38516920682901E+032</text:p>
          </table:table-cell>
          <table:table-cell table:formula="of:=[.C34]*4" office:value-type="float" office:value="2.89114070334461E+041" calcext:value-type="float">
            <text:p>2.89114070334461E+041</text:p>
          </table:table-cell>
          <table:table-cell table:formula="of:=[.H34]/1024" office:value-type="float" office:value="2.82337959310997E+038" calcext:value-type="float">
            <text:p>2.82337959310997E+038</text:p>
          </table:table-cell>
          <table:table-cell table:formula="of:=[.I34]/1024" office:value-type="float" office:value="2.75720663389645E+035" calcext:value-type="float">
            <text:p>2.75720663389645E+035</text:p>
          </table:table-cell>
          <table:table-cell table:formula="of:=[.J34]/1024" office:value-type="float" office:value="2.6925846034145E+032" calcext:value-type="float">
            <text:p>2.6925846034145E+03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3^([.A35]*[.A35])" office:value-type="float" office:value="5.15377520732011E+047" calcext:value-type="float">
            <text:p>5.15377520732011E+047</text:p>
          </table:table-cell>
          <table:table-cell table:formula="of:=[.B35]*(2*[.A35]*[.A35]+1)" office:value-type="float" office:value="1.03590881667134E+050" calcext:value-type="float">
            <text:p>1.03590881667134E+050</text:p>
          </table:table-cell>
          <table:table-cell table:formula="of:=[.C35]*8" office:value-type="float" office:value="8.28727053337074E+050" calcext:value-type="float">
            <text:p>8.28727053337074E+050</text:p>
          </table:table-cell>
          <table:table-cell table:formula="of:=[.D35]/1024" office:value-type="float" office:value="8.09303763024487E+047" calcext:value-type="float">
            <text:p>8.09303763024487E+047</text:p>
          </table:table-cell>
          <table:table-cell table:formula="of:=[.E35]/1024" office:value-type="float" office:value="7.903357060786E+044" calcext:value-type="float">
            <text:p>7.903357060786E+044</text:p>
          </table:table-cell>
          <table:table-cell table:formula="of:=[.F35]/1024" office:value-type="float" office:value="7.71812212967383E+041" calcext:value-type="float">
            <text:p>7.71812212967383E+041</text:p>
          </table:table-cell>
          <table:table-cell table:formula="of:=[.C35]*4" office:value-type="float" office:value="4.14363526668537E+050" calcext:value-type="float">
            <text:p>4.14363526668537E+050</text:p>
          </table:table-cell>
          <table:table-cell table:formula="of:=[.H35]/1024" office:value-type="float" office:value="4.04651881512243E+047" calcext:value-type="float">
            <text:p>4.04651881512243E+047</text:p>
          </table:table-cell>
          <table:table-cell table:formula="of:=[.I35]/1024" office:value-type="float" office:value="3.951678530393E+044" calcext:value-type="float">
            <text:p>3.951678530393E+044</text:p>
          </table:table-cell>
          <table:table-cell table:formula="of:=[.J35]/1024" office:value-type="float" office:value="3.85906106483691E+041" calcext:value-type="float">
            <text:p>3.85906106483691E+04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3^([.A36]*[.A36])" office:value-type="float" office:value="5.39103089974329E+057" calcext:value-type="float">
            <text:p>5.39103089974329E+057</text:p>
          </table:table-cell>
          <table:table-cell table:formula="of:=[.B36]*(2*[.A36]*[.A36]+1)" office:value-type="float" office:value="1.31002050863762E+060" calcext:value-type="float">
            <text:p>1.31002050863762E+060</text:p>
          </table:table-cell>
          <table:table-cell table:formula="of:=[.C36]*8" office:value-type="float" office:value="1.0480164069101E+061" calcext:value-type="float">
            <text:p>1.0480164069101E+061</text:p>
          </table:table-cell>
          <table:table-cell table:formula="of:=[.D36]/1024" office:value-type="float" office:value="1.02345352237314E+058" calcext:value-type="float">
            <text:p>1.02345352237314E+058</text:p>
          </table:table-cell>
          <table:table-cell table:formula="of:=[.E36]/1024" office:value-type="float" office:value="9.9946633044252E+054" calcext:value-type="float">
            <text:p>9.9946633044252E+054</text:p>
          </table:table-cell>
          <table:table-cell table:formula="of:=[.F36]/1024" office:value-type="float" office:value="9.76041338322774E+051" calcext:value-type="float">
            <text:p>9.76041338322774E+051</text:p>
          </table:table-cell>
          <table:table-cell table:formula="of:=[.C36]*4" office:value-type="float" office:value="5.24008203455048E+060" calcext:value-type="float">
            <text:p>5.24008203455048E+060</text:p>
          </table:table-cell>
          <table:table-cell table:formula="of:=[.H36]/1024" office:value-type="float" office:value="5.1172676118657E+057" calcext:value-type="float">
            <text:p>5.1172676118657E+057</text:p>
          </table:table-cell>
          <table:table-cell table:formula="of:=[.I36]/1024" office:value-type="float" office:value="4.9973316522126E+054" calcext:value-type="float">
            <text:p>4.9973316522126E+054</text:p>
          </table:table-cell>
          <table:table-cell table:formula="of:=[.J36]/1024" office:value-type="float" office:value="4.88020669161387E+051" calcext:value-type="float">
            <text:p>4.88020669161387E+05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3^([.A37]*[.A37])" office:value-type="float" office:value="5.07528786056416E+068" calcext:value-type="float">
            <text:p>5.07528786056416E+068</text:p>
          </table:table-cell>
          <table:table-cell table:formula="of:=[.B37]*(2*[.A37]*[.A37]+1)" office:value-type="float" office:value="1.46675819170304E+071" calcext:value-type="float">
            <text:p>1.46675819170304E+071</text:p>
          </table:table-cell>
          <table:table-cell table:formula="of:=[.C37]*8" office:value-type="float" office:value="1.17340655336243E+072" calcext:value-type="float">
            <text:p>1.17340655336243E+072</text:p>
          </table:table-cell>
          <table:table-cell table:formula="of:=[.D37]/1024" office:value-type="float" office:value="1.145904837268E+069" calcext:value-type="float">
            <text:p>1.145904837268E+069</text:p>
          </table:table-cell>
          <table:table-cell table:formula="of:=[.E37]/1024" office:value-type="float" office:value="1.11904769264453E+066" calcext:value-type="float">
            <text:p>1.11904769264453E+066</text:p>
          </table:table-cell>
          <table:table-cell table:formula="of:=[.F37]/1024" office:value-type="float" office:value="1.09282001234818E+063" calcext:value-type="float">
            <text:p>1.09282001234818E+063</text:p>
          </table:table-cell>
          <table:table-cell table:formula="of:=[.C37]*4" office:value-type="float" office:value="5.86703276681217E+071" calcext:value-type="float">
            <text:p>5.86703276681217E+071</text:p>
          </table:table-cell>
          <table:table-cell table:formula="of:=[.H37]/1024" office:value-type="float" office:value="5.72952418634001E+068" calcext:value-type="float">
            <text:p>5.72952418634001E+068</text:p>
          </table:table-cell>
          <table:table-cell table:formula="of:=[.I37]/1024" office:value-type="float" office:value="5.59523846322266E+065" calcext:value-type="float">
            <text:p>5.59523846322266E+065</text:p>
          </table:table-cell>
          <table:table-cell table:formula="of:=[.J37]/1024" office:value-type="float" office:value="5.46410006174088E+062" calcext:value-type="float">
            <text:p>5.46410006174088E+06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3^([.A38]*[.A38])" office:value-type="float" office:value="4.30023359390034E+080" calcext:value-type="float">
            <text:p>4.30023359390034E+080</text:p>
          </table:table-cell>
          <table:table-cell table:formula="of:=[.B38]*(2*[.A38]*[.A38]+1)" office:value-type="float" office:value="1.45777918833222E+083" calcext:value-type="float">
            <text:p>1.45777918833222E+083</text:p>
          </table:table-cell>
          <table:table-cell table:formula="of:=[.C38]*8" office:value-type="float" office:value="1.16622335066577E+084" calcext:value-type="float">
            <text:p>1.16622335066577E+084</text:p>
          </table:table-cell>
          <table:table-cell table:formula="of:=[.D38]/1024" office:value-type="float" office:value="1.13888999088454E+081" calcext:value-type="float">
            <text:p>1.13888999088454E+081</text:p>
          </table:table-cell>
          <table:table-cell table:formula="of:=[.E38]/1024" office:value-type="float" office:value="1.11219725672319E+078" calcext:value-type="float">
            <text:p>1.11219725672319E+078</text:p>
          </table:table-cell>
          <table:table-cell table:formula="of:=[.F38]/1024" office:value-type="float" office:value="1.08613013351874E+075" calcext:value-type="float">
            <text:p>1.08613013351874E+075</text:p>
          </table:table-cell>
          <table:table-cell table:formula="of:=[.C38]*4" office:value-type="float" office:value="5.83111675332886E+083" calcext:value-type="float">
            <text:p>5.83111675332886E+083</text:p>
          </table:table-cell>
          <table:table-cell table:formula="of:=[.H38]/1024" office:value-type="float" office:value="5.69444995442272E+080" calcext:value-type="float">
            <text:p>5.69444995442272E+080</text:p>
          </table:table-cell>
          <table:table-cell table:formula="of:=[.I38]/1024" office:value-type="float" office:value="5.56098628361594E+077" calcext:value-type="float">
            <text:p>5.56098628361594E+077</text:p>
          </table:table-cell>
          <table:table-cell table:formula="of:=[.J38]/1024" office:value-type="float" office:value="5.43065066759369E+074" calcext:value-type="float">
            <text:p>5.43065066759369E+07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3^([.A39]*[.A39])" office:value-type="float" office:value="3.27918504785031E+093" calcext:value-type="float">
            <text:p>3.27918504785031E+093</text:p>
          </table:table-cell>
          <table:table-cell table:formula="of:=[.B39]*(2*[.A39]*[.A39]+1)" office:value-type="float" office:value="1.28871972380517E+096" calcext:value-type="float">
            <text:p>1.28871972380517E+096</text:p>
          </table:table-cell>
          <table:table-cell table:formula="of:=[.C39]*8" office:value-type="float" office:value="1.03097577904414E+097" calcext:value-type="float">
            <text:p>1.03097577904414E+097</text:p>
          </table:table-cell>
          <table:table-cell table:formula="of:=[.D39]/1024" office:value-type="float" office:value="1.00681228422279E+094" calcext:value-type="float">
            <text:p>1.00681228422279E+094</text:p>
          </table:table-cell>
          <table:table-cell table:formula="of:=[.E39]/1024" office:value-type="float" office:value="9.83215121311318E+090" calcext:value-type="float">
            <text:p>9.83215121311318E+090</text:p>
          </table:table-cell>
          <table:table-cell table:formula="of:=[.F39]/1024" office:value-type="float" office:value="9.60171016905584E+087" calcext:value-type="float">
            <text:p>9.60171016905584E+087</text:p>
          </table:table-cell>
          <table:table-cell table:formula="of:=[.C39]*4" office:value-type="float" office:value="5.15487889522068E+096" calcext:value-type="float">
            <text:p>5.15487889522068E+096</text:p>
          </table:table-cell>
          <table:table-cell table:formula="of:=[.H39]/1024" office:value-type="float" office:value="5.03406142111395E+093" calcext:value-type="float">
            <text:p>5.03406142111395E+093</text:p>
          </table:table-cell>
          <table:table-cell table:formula="of:=[.I39]/1024" office:value-type="float" office:value="4.91607560655659E+090" calcext:value-type="float">
            <text:p>4.91607560655659E+090</text:p>
          </table:table-cell>
          <table:table-cell table:formula="of:=[.J39]/1024" office:value-type="float" office:value="4.80085508452792E+087" calcext:value-type="float">
            <text:p>4.80085508452792E+08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3^([.A40]*[.A40])" office:value-type="float" office:value="2.25051707283248E+107" calcext:value-type="float">
            <text:p>2.25051707283248E+107</text:p>
          </table:table-cell>
          <table:table-cell table:formula="of:=[.B40]*(2*[.A40]*[.A40]+1)" office:value-type="float" office:value="1.01498319984745E+110" calcext:value-type="float">
            <text:p>1.01498319984745E+110</text:p>
          </table:table-cell>
          <table:table-cell table:formula="of:=[.C40]*8" office:value-type="float" office:value="8.1198655987796E+110" calcext:value-type="float">
            <text:p>8.1198655987796E+110</text:p>
          </table:table-cell>
          <table:table-cell table:formula="of:=[.D40]/1024" office:value-type="float" office:value="7.92955624880821E+107" calcext:value-type="float">
            <text:p>7.92955624880821E+107</text:p>
          </table:table-cell>
          <table:table-cell table:formula="of:=[.E40]/1024" office:value-type="float" office:value="7.74370727422676E+104" calcext:value-type="float">
            <text:p>7.74370727422676E+104</text:p>
          </table:table-cell>
          <table:table-cell table:formula="of:=[.F40]/1024" office:value-type="float" office:value="7.56221413498707E+101" calcext:value-type="float">
            <text:p>7.56221413498707E+101</text:p>
          </table:table-cell>
          <table:table-cell table:formula="of:=[.C40]*4" office:value-type="float" office:value="4.0599327993898E+110" calcext:value-type="float">
            <text:p>4.0599327993898E+110</text:p>
          </table:table-cell>
          <table:table-cell table:formula="of:=[.H40]/1024" office:value-type="float" office:value="3.9647781244041E+107" calcext:value-type="float">
            <text:p>3.9647781244041E+107</text:p>
          </table:table-cell>
          <table:table-cell table:formula="of:=[.I40]/1024" office:value-type="float" office:value="3.87185363711338E+104" calcext:value-type="float">
            <text:p>3.87185363711338E+104</text:p>
          </table:table-cell>
          <table:table-cell table:formula="of:=[.J40]/1024" office:value-type="float" office:value="3.78110706749354E+101" calcext:value-type="float">
            <text:p>3.78110706749354E+10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3^([.A41]*[.A41])" office:value-type="float" office:value="1.39008452377145E+122" calcext:value-type="float">
            <text:p>1.39008452377145E+122</text:p>
          </table:table-cell>
          <table:table-cell table:formula="of:=[.B41]*(2*[.A41]*[.A41]+1)" office:value-type="float" office:value="7.13113360694752E+124" calcext:value-type="float">
            <text:p>7.13113360694752E+124</text:p>
          </table:table-cell>
          <table:table-cell table:formula="of:=[.C41]*8" office:value-type="float" office:value="5.70490688555802E+125" calcext:value-type="float">
            <text:p>5.70490688555802E+125</text:p>
          </table:table-cell>
          <table:table-cell table:formula="of:=[.D41]/1024" office:value-type="float" office:value="5.57119813042775E+122" calcext:value-type="float">
            <text:p>5.57119813042775E+122</text:p>
          </table:table-cell>
          <table:table-cell table:formula="of:=[.E41]/1024" office:value-type="float" office:value="5.44062317424585E+119" calcext:value-type="float">
            <text:p>5.44062317424585E+119</text:p>
          </table:table-cell>
          <table:table-cell table:formula="of:=[.F41]/1024" office:value-type="float" office:value="5.31310856859947E+116" calcext:value-type="float">
            <text:p>5.31310856859947E+116</text:p>
          </table:table-cell>
          <table:table-cell table:formula="of:=[.C41]*4" office:value-type="float" office:value="2.85245344277901E+125" calcext:value-type="float">
            <text:p>2.85245344277901E+125</text:p>
          </table:table-cell>
          <table:table-cell table:formula="of:=[.H41]/1024" office:value-type="float" office:value="2.78559906521388E+122" calcext:value-type="float">
            <text:p>2.78559906521388E+122</text:p>
          </table:table-cell>
          <table:table-cell table:formula="of:=[.I41]/1024" office:value-type="float" office:value="2.72031158712293E+119" calcext:value-type="float">
            <text:p>2.72031158712293E+119</text:p>
          </table:table-cell>
          <table:table-cell table:formula="of:=[.J41]/1024" office:value-type="float" office:value="2.65655428429973E+116" calcext:value-type="float">
            <text:p>2.65655428429973E+1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3^([.A42]*[.A42])" office:value-type="float" office:value="7.72756406027697E+137" calcext:value-type="float">
            <text:p>7.72756406027697E+137</text:p>
          </table:table-cell>
          <table:table-cell table:formula="of:=[.B42]*(2*[.A42]*[.A42]+1)" office:value-type="float" office:value="4.47425959090036E+140" calcext:value-type="float">
            <text:p>4.47425959090036E+140</text:p>
          </table:table-cell>
          <table:table-cell table:formula="of:=[.C42]*8" office:value-type="float" office:value="3.57940767272029E+141" calcext:value-type="float">
            <text:p>3.57940767272029E+141</text:p>
          </table:table-cell>
          <table:table-cell table:formula="of:=[.D42]/1024" office:value-type="float" office:value="3.49551530539091E+138" calcext:value-type="float">
            <text:p>3.49551530539091E+138</text:p>
          </table:table-cell>
          <table:table-cell table:formula="of:=[.E42]/1024" office:value-type="float" office:value="3.41358916542081E+135" calcext:value-type="float">
            <text:p>3.41358916542081E+135</text:p>
          </table:table-cell>
          <table:table-cell table:formula="of:=[.F42]/1024" office:value-type="float" office:value="3.33358316935626E+132" calcext:value-type="float">
            <text:p>3.33358316935626E+132</text:p>
          </table:table-cell>
          <table:table-cell table:formula="of:=[.C42]*4" office:value-type="float" office:value="1.78970383636015E+141" calcext:value-type="float">
            <text:p>1.78970383636015E+141</text:p>
          </table:table-cell>
          <table:table-cell table:formula="of:=[.H42]/1024" office:value-type="float" office:value="1.74775765269545E+138" calcext:value-type="float">
            <text:p>1.74775765269545E+138</text:p>
          </table:table-cell>
          <table:table-cell table:formula="of:=[.I42]/1024" office:value-type="float" office:value="1.7067945827104E+135" calcext:value-type="float">
            <text:p>1.7067945827104E+135</text:p>
          </table:table-cell>
          <table:table-cell table:formula="of:=[.J42]/1024" office:value-type="float" office:value="1.66679158467813E+132" calcext:value-type="float">
            <text:p>1.66679158467813E+13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3^([.A43]*[.A43])" office:value-type="float" office:value="3.86621969787156E+154" calcext:value-type="float">
            <text:p>3.86621969787156E+154</text:p>
          </table:table-cell>
          <table:table-cell table:formula="of:=[.B43]*(2*[.A43]*[.A43]+1)" office:value-type="float" office:value="2.50917658391864E+157" calcext:value-type="float">
            <text:p>2.50917658391864E+157</text:p>
          </table:table-cell>
          <table:table-cell table:formula="of:=[.C43]*8" office:value-type="float" office:value="2.00734126713492E+158" calcext:value-type="float">
            <text:p>2.00734126713492E+158</text:p>
          </table:table-cell>
          <table:table-cell table:formula="of:=[.D43]/1024" office:value-type="float" office:value="1.96029420618644E+155" calcext:value-type="float">
            <text:p>1.96029420618644E+155</text:p>
          </table:table-cell>
          <table:table-cell table:formula="of:=[.E43]/1024" office:value-type="float" office:value="1.91434981072895E+152" calcext:value-type="float">
            <text:p>1.91434981072895E+152</text:p>
          </table:table-cell>
          <table:table-cell table:formula="of:=[.F43]/1024" office:value-type="float" office:value="1.86948223703999E+149" calcext:value-type="float">
            <text:p>1.86948223703999E+149</text:p>
          </table:table-cell>
          <table:table-cell table:formula="of:=[.C43]*4" office:value-type="float" office:value="1.00367063356746E+158" calcext:value-type="float">
            <text:p>1.00367063356746E+158</text:p>
          </table:table-cell>
          <table:table-cell table:formula="of:=[.H43]/1024" office:value-type="float" office:value="9.80147103093221E+154" calcext:value-type="float">
            <text:p>9.80147103093221E+154</text:p>
          </table:table-cell>
          <table:table-cell table:formula="of:=[.I43]/1024" office:value-type="float" office:value="9.57174905364473E+151" calcext:value-type="float">
            <text:p>9.57174905364473E+151</text:p>
          </table:table-cell>
          <table:table-cell table:formula="of:=[.J43]/1024" office:value-type="float" office:value="9.34741118519993E+148" calcext:value-type="float">
            <text:p>9.34741118519993E+14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3^([.A44]*[.A44])" office:value-type="float" office:value="1.74089650659032E+172" calcext:value-type="float">
            <text:p>1.74089650659032E+172</text:p>
          </table:table-cell>
          <table:table-cell table:formula="of:=[.B44]*(2*[.A44]*[.A44]+1)" office:value-type="float" office:value="1.2586681742648E+175" calcext:value-type="float">
            <text:p>1.2586681742648E+175</text:p>
          </table:table-cell>
          <table:table-cell table:formula="of:=[.C44]*8" office:value-type="float" office:value="1.00693453941184E+176" calcext:value-type="float">
            <text:p>1.00693453941184E+176</text:p>
          </table:table-cell>
          <table:table-cell table:formula="of:=[.D44]/1024" office:value-type="float" office:value="9.83334511144376E+172" calcext:value-type="float">
            <text:p>9.83334511144376E+172</text:p>
          </table:table-cell>
          <table:table-cell table:formula="of:=[.E44]/1024" office:value-type="float" office:value="9.60287608539429E+169" calcext:value-type="float">
            <text:p>9.60287608539429E+169</text:p>
          </table:table-cell>
          <table:table-cell table:formula="of:=[.F44]/1024" office:value-type="float" office:value="9.37780867714286E+166" calcext:value-type="float">
            <text:p>9.37780867714286E+166</text:p>
          </table:table-cell>
          <table:table-cell table:formula="of:=[.C44]*4" office:value-type="float" office:value="5.0346726970592E+175" calcext:value-type="float">
            <text:p>5.0346726970592E+175</text:p>
          </table:table-cell>
          <table:table-cell table:formula="of:=[.H44]/1024" office:value-type="float" office:value="4.91667255572188E+172" calcext:value-type="float">
            <text:p>4.91667255572188E+172</text:p>
          </table:table-cell>
          <table:table-cell table:formula="of:=[.I44]/1024" office:value-type="float" office:value="4.80143804269715E+169" calcext:value-type="float">
            <text:p>4.80143804269715E+169</text:p>
          </table:table-cell>
          <table:table-cell table:formula="of:=[.J44]/1024" office:value-type="float" office:value="4.68890433857143E+166" calcext:value-type="float">
            <text:p>4.68890433857143E+166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(we use 64bit floats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board states</text:p>
          </table:table-cell>
          <table:table-cell office:value-type="string" calcext:value-type="string">
            <text:p># actions</text:p>
          </table:table-cell>
          <table:table-cell office:value-type="string" calcext:value-type="string">
            <text:p>c,s,a values</text:p>
          </table:table-cell>
          <table:table-cell table:style-name="ce1" office:value-type="string" calcext:value-type="string">
            <text:p>bytes (8B float)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GB</text:p>
          </table:table-cell>
          <table:table-cell table:style-name="ce1" office:value-type="string" calcext:value-type="string">
            <text:p>bytes (4B flaot)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3^([.A49]*[.A49])" office:value-type="float" office:value="3" calcext:value-type="float">
            <text:p>3</text:p>
          </table:table-cell>
          <table:table-cell table:formula="of:=[.A49]*[.A49]+1" office:value-type="float" office:value="2" calcext:value-type="float">
            <text:p>2</text:p>
          </table:table-cell>
          <table:table-cell table:formula="of:=[.B49]*[.C49]*[.D49]" office:value-type="float" office:value="12" calcext:value-type="float">
            <text:p>12</text:p>
          </table:table-cell>
          <table:table-cell table:style-name="ce1" table:formula="of:=[.E49]*8" office:value-type="float" office:value="96" calcext:value-type="float">
            <text:p>96</text:p>
          </table:table-cell>
          <table:table-cell table:formula="of:=[.F49]/1024" office:value-type="float" office:value="0.09375" calcext:value-type="float">
            <text:p>0.09375</text:p>
          </table:table-cell>
          <table:table-cell table:formula="of:=[.G49]/1024" office:value-type="float" office:value="0.000091552734375" calcext:value-type="float">
            <text:p>9.1552734375E-05</text:p>
          </table:table-cell>
          <table:table-cell table:formula="of:=[.H49]/1024" office:value-type="float" office:value="0.0000000894069671630859" calcext:value-type="float">
            <text:p>8.94069671630859E-08</text:p>
          </table:table-cell>
          <table:table-cell table:style-name="ce1" table:formula="of:=[.F49]*4" office:value-type="float" office:value="384" calcext:value-type="float">
            <text:p>384</text:p>
          </table:table-cell>
          <table:table-cell table:formula="of:=[.J49]/1024" office:value-type="float" office:value="0.375" calcext:value-type="float">
            <text:p>0.375</text:p>
          </table:table-cell>
          <table:table-cell table:formula="of:=[.K49]/1024" office:value-type="float" office:value="0.0003662109375" calcext:value-type="float">
            <text:p>0.0003662109</text:p>
          </table:table-cell>
          <table:table-cell table:formula="of:=[.L49]/1024" office:value-type="float" office:value="0.000000357627868652344" calcext:value-type="float">
            <text:p>3.57627868652344E-0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3^([.A50]*[.A50])" office:value-type="float" office:value="81" calcext:value-type="float">
            <text:p>81</text:p>
          </table:table-cell>
          <table:table-cell table:formula="of:=[.A50]*[.A50]+1" office:value-type="float" office:value="5" calcext:value-type="float">
            <text:p>5</text:p>
          </table:table-cell>
          <table:table-cell table:formula="of:=[.B50]*[.C50]*[.D50]" office:value-type="float" office:value="810" calcext:value-type="float">
            <text:p>810</text:p>
          </table:table-cell>
          <table:table-cell table:style-name="ce1" table:formula="of:=[.E50]*8" office:value-type="float" office:value="6480" calcext:value-type="float">
            <text:p>6480</text:p>
          </table:table-cell>
          <table:table-cell table:formula="of:=[.F50]/1024" office:value-type="float" office:value="6.328125" calcext:value-type="float">
            <text:p>6.328125</text:p>
          </table:table-cell>
          <table:table-cell table:formula="of:=[.G50]/1024" office:value-type="float" office:value="0.0061798095703125" calcext:value-type="float">
            <text:p>0.0061798096</text:p>
          </table:table-cell>
          <table:table-cell table:formula="of:=[.H50]/1024" office:value-type="float" office:value="0.0000060349702835083" calcext:value-type="float">
            <text:p>0.000006035</text:p>
          </table:table-cell>
          <table:table-cell table:style-name="ce1" table:formula="of:=[.F50]*4" office:value-type="float" office:value="25920" calcext:value-type="float">
            <text:p>25920</text:p>
          </table:table-cell>
          <table:table-cell table:formula="of:=[.J50]/1024" office:value-type="float" office:value="25.3125" calcext:value-type="float">
            <text:p>25.3125</text:p>
          </table:table-cell>
          <table:table-cell table:formula="of:=[.K50]/1024" office:value-type="float" office:value="0.02471923828125" calcext:value-type="float">
            <text:p>0.0247192383</text:p>
          </table:table-cell>
          <table:table-cell table:formula="of:=[.L50]/1024" office:value-type="float" office:value="0.0000241398811340332" calcext:value-type="float">
            <text:p>2.41398811340332E-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3^([.A51]*[.A51])" office:value-type="float" office:value="19683" calcext:value-type="float">
            <text:p>19683</text:p>
          </table:table-cell>
          <table:table-cell table:formula="of:=[.A51]*[.A51]+1" office:value-type="float" office:value="10" calcext:value-type="float">
            <text:p>10</text:p>
          </table:table-cell>
          <table:table-cell table:formula="of:=[.B51]*[.C51]*[.D51]" office:value-type="float" office:value="393660" calcext:value-type="float">
            <text:p>393660</text:p>
          </table:table-cell>
          <table:table-cell table:style-name="ce1" table:formula="of:=[.E51]*8" office:value-type="float" office:value="3149280" calcext:value-type="float">
            <text:p>3149280</text:p>
          </table:table-cell>
          <table:table-cell table:formula="of:=[.F51]/1024" office:value-type="float" office:value="3075.46875" calcext:value-type="float">
            <text:p>3075.46875</text:p>
          </table:table-cell>
          <table:table-cell table:formula="of:=[.G51]/1024" office:value-type="float" office:value="3.00338745117187" calcext:value-type="float">
            <text:p>3.0033874512</text:p>
          </table:table-cell>
          <table:table-cell table:formula="of:=[.H51]/1024" office:value-type="float" office:value="0.00293299555778503" calcext:value-type="float">
            <text:p>0.0029329956</text:p>
          </table:table-cell>
          <table:table-cell table:style-name="ce1" table:formula="of:=[.F51]*4" office:value-type="float" office:value="12597120" calcext:value-type="float">
            <text:p>12597120</text:p>
          </table:table-cell>
          <table:table-cell table:formula="of:=[.J51]/1024" office:value-type="float" office:value="12301.875" calcext:value-type="float">
            <text:p>12301.875</text:p>
          </table:table-cell>
          <table:table-cell table:formula="of:=[.K51]/1024" office:value-type="float" office:value="12.0135498046875" calcext:value-type="float">
            <text:p>12.0135498047</text:p>
          </table:table-cell>
          <table:table-cell table:formula="of:=[.L51]/1024" office:value-type="float" office:value="0.0117319822311401" calcext:value-type="float">
            <text:p>0.01173198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3^([.A52]*[.A52])" office:value-type="float" office:value="43046721" calcext:value-type="float">
            <text:p>43046721</text:p>
          </table:table-cell>
          <table:table-cell table:formula="of:=[.A52]*[.A52]+1" office:value-type="float" office:value="17" calcext:value-type="float">
            <text:p>17</text:p>
          </table:table-cell>
          <table:table-cell table:formula="of:=[.B52]*[.C52]*[.D52]" office:value-type="float" office:value="1463588514" calcext:value-type="float">
            <text:p>1463588514</text:p>
          </table:table-cell>
          <table:table-cell table:style-name="ce1" table:formula="of:=[.E52]*8" office:value-type="float" office:value="11708708112" calcext:value-type="float">
            <text:p>11708708112</text:p>
          </table:table-cell>
          <table:table-cell table:formula="of:=[.F52]/1024" office:value-type="float" office:value="11434285.265625" calcext:value-type="float">
            <text:p>11434285.265625</text:p>
          </table:table-cell>
          <table:table-cell table:formula="of:=[.G52]/1024" office:value-type="float" office:value="11166.2942047119" calcext:value-type="float">
            <text:p>11166.2942047119</text:p>
          </table:table-cell>
          <table:table-cell table:formula="of:=[.H52]/1024" office:value-type="float" office:value="10.904584184289" calcext:value-type="float">
            <text:p>10.9045841843</text:p>
          </table:table-cell>
          <table:table-cell table:style-name="ce1" table:formula="of:=[.F52]*4" office:value-type="float" office:value="46834832448" calcext:value-type="float">
            <text:p>46834832448</text:p>
          </table:table-cell>
          <table:table-cell table:formula="of:=[.J52]/1024" office:value-type="float" office:value="45737141.0625" calcext:value-type="float">
            <text:p>45737141.0625</text:p>
          </table:table-cell>
          <table:table-cell table:formula="of:=[.K52]/1024" office:value-type="float" office:value="44665.1768188477" calcext:value-type="float">
            <text:p>44665.1768188477</text:p>
          </table:table-cell>
          <table:table-cell table:formula="of:=[.L52]/1024" office:value-type="float" office:value="43.6183367371559" calcext:value-type="float">
            <text:p>43.61833673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3^([.A53]*[.A53])" office:value-type="float" office:value="847288609443" calcext:value-type="float">
            <text:p>847288609443</text:p>
          </table:table-cell>
          <table:table-cell table:formula="of:=[.A53]*[.A53]+1" office:value-type="float" office:value="26" calcext:value-type="float">
            <text:p>26</text:p>
          </table:table-cell>
          <table:table-cell table:formula="of:=[.B53]*[.C53]*[.D53]" office:value-type="float" office:value="44059007691036" calcext:value-type="float">
            <text:p>44059007691036</text:p>
          </table:table-cell>
          <table:table-cell table:style-name="ce1" table:formula="of:=[.E53]*8" office:value-type="float" office:value="352472061528288" calcext:value-type="float">
            <text:p>352472061528288</text:p>
          </table:table-cell>
          <table:table-cell table:formula="of:=[.F53]/1024" office:value-type="float" office:value="344210997586.219" calcext:value-type="float">
            <text:p>344210997586.219</text:p>
          </table:table-cell>
          <table:table-cell table:formula="of:=[.G53]/1024" office:value-type="float" office:value="336143552.330292" calcext:value-type="float">
            <text:p>336143552.330292</text:p>
          </table:table-cell>
          <table:table-cell table:formula="of:=[.H53]/1024" office:value-type="float" office:value="328265.187822551" calcext:value-type="float">
            <text:p>328265.187822551</text:p>
          </table:table-cell>
          <table:table-cell table:style-name="ce1" table:formula="of:=[.F53]*4" office:value-type="float" office:value="1409888246113152" calcext:value-type="float">
            <text:p>1409888246113152</text:p>
          </table:table-cell>
          <table:table-cell table:formula="of:=[.J53]/1024" office:value-type="float" office:value="1376843990344.88" calcext:value-type="float">
            <text:p>1376843990344.88</text:p>
          </table:table-cell>
          <table:table-cell table:formula="of:=[.K53]/1024" office:value-type="float" office:value="1344574209.32117" calcext:value-type="float">
            <text:p>1344574209.32117</text:p>
          </table:table-cell>
          <table:table-cell table:formula="of:=[.L53]/1024" office:value-type="float" office:value="1313060.7512902" calcext:value-type="float">
            <text:p>1313060.75129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3^([.A54]*[.A54])" office:value-type="float" office:value="1.50094635296999E+017" calcext:value-type="float">
            <text:p>1.50094635296999E+017</text:p>
          </table:table-cell>
          <table:table-cell table:formula="of:=[.A54]*[.A54]+1" office:value-type="float" office:value="37" calcext:value-type="float">
            <text:p>37</text:p>
          </table:table-cell>
          <table:table-cell table:formula="of:=[.B54]*[.C54]*[.D54]" office:value-type="float" office:value="1.11070030119779E+019" calcext:value-type="float">
            <text:p>1.11070030119779E+019</text:p>
          </table:table-cell>
          <table:table-cell table:style-name="ce1" table:formula="of:=[.E54]*8" office:value-type="float" office:value="8.88560240958235E+019" calcext:value-type="float">
            <text:p>8.88560240958235E+019</text:p>
          </table:table-cell>
          <table:table-cell table:formula="of:=[.F54]/1024" office:value-type="float" office:value="8.67734610310776E+016" calcext:value-type="float">
            <text:p>8.67734610310776E+016</text:p>
          </table:table-cell>
          <table:table-cell table:formula="of:=[.G54]/1024" office:value-type="float" office:value="84739708038161.8" calcext:value-type="float">
            <text:p>84739708038161.8</text:p>
          </table:table-cell>
          <table:table-cell table:formula="of:=[.H54]/1024" office:value-type="float" office:value="82753621131.0173" calcext:value-type="float">
            <text:p>82753621131.0173</text:p>
          </table:table-cell>
          <table:table-cell table:style-name="ce1" table:formula="of:=[.F54]*4" office:value-type="float" office:value="3.55424096383294E+020" calcext:value-type="float">
            <text:p>3.55424096383294E+020</text:p>
          </table:table-cell>
          <table:table-cell table:formula="of:=[.J54]/1024" office:value-type="float" office:value="3.47093844124311E+017" calcext:value-type="float">
            <text:p>3.47093844124311E+017</text:p>
          </table:table-cell>
          <table:table-cell table:formula="of:=[.K54]/1024" office:value-type="float" office:value="338958832152647" calcext:value-type="float">
            <text:p>338958832152647</text:p>
          </table:table-cell>
          <table:table-cell table:formula="of:=[.L54]/1024" office:value-type="float" office:value="331014484524.069" calcext:value-type="float">
            <text:p>331014484524.0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3^([.A55]*[.A55])" office:value-type="float" office:value="2.39299329230618E+023" calcext:value-type="float">
            <text:p>2.39299329230618E+023</text:p>
          </table:table-cell>
          <table:table-cell table:formula="of:=[.A55]*[.A55]+1" office:value-type="float" office:value="50" calcext:value-type="float">
            <text:p>50</text:p>
          </table:table-cell>
          <table:table-cell table:formula="of:=[.B55]*[.C55]*[.D55]" office:value-type="float" office:value="2.39299329230617E+025" calcext:value-type="float">
            <text:p>2.39299329230617E+025</text:p>
          </table:table-cell>
          <table:table-cell table:style-name="ce1" table:formula="of:=[.E55]*8" office:value-type="float" office:value="1.91439463384494E+026" calcext:value-type="float">
            <text:p>1.91439463384494E+026</text:p>
          </table:table-cell>
          <table:table-cell table:formula="of:=[.F55]/1024" office:value-type="float" office:value="1.8695260096142E+023" calcext:value-type="float">
            <text:p>1.8695260096142E+023</text:p>
          </table:table-cell>
          <table:table-cell table:formula="of:=[.G55]/1024" office:value-type="float" office:value="1.82570899376387E+020" calcext:value-type="float">
            <text:p>1.82570899376387E+020</text:p>
          </table:table-cell>
          <table:table-cell table:formula="of:=[.H55]/1024" office:value-type="float" office:value="1.78291893922253E+017" calcext:value-type="float">
            <text:p>1.78291893922253E+017</text:p>
          </table:table-cell>
          <table:table-cell table:style-name="ce1" table:formula="of:=[.F55]*4" office:value-type="float" office:value="7.65757853537976E+026" calcext:value-type="float">
            <text:p>7.65757853537976E+026</text:p>
          </table:table-cell>
          <table:table-cell table:formula="of:=[.J55]/1024" office:value-type="float" office:value="7.4781040384568E+023" calcext:value-type="float">
            <text:p>7.4781040384568E+023</text:p>
          </table:table-cell>
          <table:table-cell table:formula="of:=[.K55]/1024" office:value-type="float" office:value="7.30283597505547E+020" calcext:value-type="float">
            <text:p>7.30283597505547E+020</text:p>
          </table:table-cell>
          <table:table-cell table:formula="of:=[.L55]/1024" office:value-type="float" office:value="7.1316757568901E+017" calcext:value-type="float">
            <text:p>7.1316757568901E+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3^([.A56]*[.A56])" office:value-type="float" office:value="3.43368382029251E+030" calcext:value-type="float">
            <text:p>3.43368382029251E+030</text:p>
          </table:table-cell>
          <table:table-cell table:formula="of:=[.A56]*[.A56]+1" office:value-type="float" office:value="65" calcext:value-type="float">
            <text:p>65</text:p>
          </table:table-cell>
          <table:table-cell table:formula="of:=[.B56]*[.C56]*[.D56]" office:value-type="float" office:value="4.46378896638027E+032" calcext:value-type="float">
            <text:p>4.46378896638027E+032</text:p>
          </table:table-cell>
          <table:table-cell table:style-name="ce1" table:formula="of:=[.E56]*8" office:value-type="float" office:value="3.57103117310421E+033" calcext:value-type="float">
            <text:p>3.57103117310421E+033</text:p>
          </table:table-cell>
          <table:table-cell table:formula="of:=[.F56]/1024" office:value-type="float" office:value="3.48733512998458E+030" calcext:value-type="float">
            <text:p>3.48733512998458E+030</text:p>
          </table:table-cell>
          <table:table-cell table:formula="of:=[.G56]/1024" office:value-type="float" office:value="3.40560071287557E+027" calcext:value-type="float">
            <text:p>3.40560071287557E+027</text:p>
          </table:table-cell>
          <table:table-cell table:formula="of:=[.H56]/1024" office:value-type="float" office:value="3.32578194616755E+024" calcext:value-type="float">
            <text:p>3.32578194616755E+024</text:p>
          </table:table-cell>
          <table:table-cell table:style-name="ce1" table:formula="of:=[.F56]*4" office:value-type="float" office:value="1.42841246924169E+034" calcext:value-type="float">
            <text:p>1.42841246924169E+034</text:p>
          </table:table-cell>
          <table:table-cell table:formula="of:=[.J56]/1024" office:value-type="float" office:value="1.39493405199383E+031" calcext:value-type="float">
            <text:p>1.39493405199383E+031</text:p>
          </table:table-cell>
          <table:table-cell table:formula="of:=[.K56]/1024" office:value-type="float" office:value="1.36224028515023E+028" calcext:value-type="float">
            <text:p>1.36224028515023E+028</text:p>
          </table:table-cell>
          <table:table-cell table:formula="of:=[.L56]/1024" office:value-type="float" office:value="1.33031277846702E+025" calcext:value-type="float">
            <text:p>1.33031277846702E+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3^([.A57]*[.A57])" office:value-type="float" office:value="4.43426488243038E+038" calcext:value-type="float">
            <text:p>4.43426488243038E+038</text:p>
          </table:table-cell>
          <table:table-cell table:formula="of:=[.A57]*[.A57]+1" office:value-type="float" office:value="82" calcext:value-type="float">
            <text:p>82</text:p>
          </table:table-cell>
          <table:table-cell table:formula="of:=[.B57]*[.C57]*[.D57]" office:value-type="float" office:value="7.27219440718582E+040" calcext:value-type="float">
            <text:p>7.27219440718582E+040</text:p>
          </table:table-cell>
          <table:table-cell table:style-name="ce1" table:formula="of:=[.E57]*8" office:value-type="float" office:value="5.81775552574866E+041" calcext:value-type="float">
            <text:p>5.81775552574866E+041</text:p>
          </table:table-cell>
          <table:table-cell table:formula="of:=[.F57]/1024" office:value-type="float" office:value="5.68140188061392E+038" calcext:value-type="float">
            <text:p>5.68140188061392E+038</text:p>
          </table:table-cell>
          <table:table-cell table:formula="of:=[.G57]/1024" office:value-type="float" office:value="5.54824402403703E+035" calcext:value-type="float">
            <text:p>5.54824402403703E+035</text:p>
          </table:table-cell>
          <table:table-cell table:formula="of:=[.H57]/1024" office:value-type="float" office:value="5.41820705472367E+032" calcext:value-type="float">
            <text:p>5.41820705472367E+032</text:p>
          </table:table-cell>
          <table:table-cell table:style-name="ce1" table:formula="of:=[.F57]*4" office:value-type="float" office:value="2.32710221029946E+042" calcext:value-type="float">
            <text:p>2.32710221029946E+042</text:p>
          </table:table-cell>
          <table:table-cell table:formula="of:=[.J57]/1024" office:value-type="float" office:value="2.27256075224557E+039" calcext:value-type="float">
            <text:p>2.27256075224557E+039</text:p>
          </table:table-cell>
          <table:table-cell table:formula="of:=[.K57]/1024" office:value-type="float" office:value="2.21929760961481E+036" calcext:value-type="float">
            <text:p>2.21929760961481E+036</text:p>
          </table:table-cell>
          <table:table-cell table:formula="of:=[.L57]/1024" office:value-type="float" office:value="2.16728282188947E+033" calcext:value-type="float">
            <text:p>2.16728282188947E+0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3^([.A58]*[.A58])" office:value-type="float" office:value="5.15377520732011E+047" calcext:value-type="float">
            <text:p>5.15377520732011E+047</text:p>
          </table:table-cell>
          <table:table-cell table:formula="of:=[.A58]*[.A58]+1" office:value-type="float" office:value="101" calcext:value-type="float">
            <text:p>101</text:p>
          </table:table-cell>
          <table:table-cell table:formula="of:=[.B58]*[.C58]*[.D58]" office:value-type="float" office:value="1.04106259187866E+050" calcext:value-type="float">
            <text:p>1.04106259187866E+050</text:p>
          </table:table-cell>
          <table:table-cell table:style-name="ce1" table:formula="of:=[.E58]*8" office:value-type="float" office:value="8.3285007350293E+050" calcext:value-type="float">
            <text:p>8.3285007350293E+050</text:p>
          </table:table-cell>
          <table:table-cell table:formula="of:=[.F58]/1024" office:value-type="float" office:value="8.13330149905205E+047" calcext:value-type="float">
            <text:p>8.13330149905205E+047</text:p>
          </table:table-cell>
          <table:table-cell table:formula="of:=[.G58]/1024" office:value-type="float" office:value="7.94267724516802E+044" calcext:value-type="float">
            <text:p>7.94267724516802E+044</text:p>
          </table:table-cell>
          <table:table-cell table:formula="of:=[.H58]/1024" office:value-type="float" office:value="7.7565207472344E+041" calcext:value-type="float">
            <text:p>7.7565207472344E+041</text:p>
          </table:table-cell>
          <table:table-cell table:style-name="ce1" table:formula="of:=[.F58]*4" office:value-type="float" office:value="3.33140029401172E+051" calcext:value-type="float">
            <text:p>3.33140029401172E+051</text:p>
          </table:table-cell>
          <table:table-cell table:formula="of:=[.J58]/1024" office:value-type="float" office:value="3.25332059962082E+048" calcext:value-type="float">
            <text:p>3.25332059962082E+048</text:p>
          </table:table-cell>
          <table:table-cell table:formula="of:=[.K58]/1024" office:value-type="float" office:value="3.17707089806721E+045" calcext:value-type="float">
            <text:p>3.17707089806721E+045</text:p>
          </table:table-cell>
          <table:table-cell table:formula="of:=[.L58]/1024" office:value-type="float" office:value="3.10260829889376E+042" calcext:value-type="float">
            <text:p>3.10260829889376E+0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3^([.A59]*[.A59])" office:value-type="float" office:value="5.39103089974329E+057" calcext:value-type="float">
            <text:p>5.39103089974329E+057</text:p>
          </table:table-cell>
          <table:table-cell table:formula="of:=[.A59]*[.A59]+1" office:value-type="float" office:value="122" calcext:value-type="float">
            <text:p>122</text:p>
          </table:table-cell>
          <table:table-cell table:formula="of:=[.B59]*[.C59]*[.D59]" office:value-type="float" office:value="1.31541153953736E+060" calcext:value-type="float">
            <text:p>1.31541153953736E+060</text:p>
          </table:table-cell>
          <table:table-cell table:style-name="ce1" table:formula="of:=[.E59]*8" office:value-type="float" office:value="1.05232923162989E+061" calcext:value-type="float">
            <text:p>1.05232923162989E+061</text:p>
          </table:table-cell>
          <table:table-cell table:formula="of:=[.F59]/1024" office:value-type="float" office:value="1.02766526526357E+058" calcext:value-type="float">
            <text:p>1.02766526526357E+058</text:p>
          </table:table-cell>
          <table:table-cell table:formula="of:=[.G59]/1024" office:value-type="float" office:value="1.00357936060895E+055" calcext:value-type="float">
            <text:p>1.00357936060895E+055</text:p>
          </table:table-cell>
          <table:table-cell table:formula="of:=[.H59]/1024" office:value-type="float" office:value="9.80057969344678E+051" calcext:value-type="float">
            <text:p>9.80057969344678E+051</text:p>
          </table:table-cell>
          <table:table-cell table:style-name="ce1" table:formula="of:=[.F59]*4" office:value-type="float" office:value="4.20931692651956E+061" calcext:value-type="float">
            <text:p>4.20931692651956E+061</text:p>
          </table:table-cell>
          <table:table-cell table:formula="of:=[.J59]/1024" office:value-type="float" office:value="4.11066106105426E+058" calcext:value-type="float">
            <text:p>4.11066106105426E+058</text:p>
          </table:table-cell>
          <table:table-cell table:formula="of:=[.K59]/1024" office:value-type="float" office:value="4.0143174424358E+055" calcext:value-type="float">
            <text:p>4.0143174424358E+055</text:p>
          </table:table-cell>
          <table:table-cell table:formula="of:=[.L59]/1024" office:value-type="float" office:value="3.92023187737871E+052" calcext:value-type="float">
            <text:p>3.92023187737871E+0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3^([.A60]*[.A60])" office:value-type="float" office:value="5.07528786056416E+068" calcext:value-type="float">
            <text:p>5.07528786056416E+068</text:p>
          </table:table-cell>
          <table:table-cell table:formula="of:=[.A60]*[.A60]+1" office:value-type="float" office:value="145" calcext:value-type="float">
            <text:p>145</text:p>
          </table:table-cell>
          <table:table-cell table:formula="of:=[.B60]*[.C60]*[.D60]" office:value-type="float" office:value="1.47183347956361E+071" calcext:value-type="float">
            <text:p>1.47183347956361E+071</text:p>
          </table:table-cell>
          <table:table-cell table:style-name="ce1" table:formula="of:=[.E60]*8" office:value-type="float" office:value="1.17746678365088E+072" calcext:value-type="float">
            <text:p>1.17746678365088E+072</text:p>
          </table:table-cell>
          <table:table-cell table:formula="of:=[.F60]/1024" office:value-type="float" office:value="1.14986990590907E+069" calcext:value-type="float">
            <text:p>1.14986990590907E+069</text:p>
          </table:table-cell>
          <table:table-cell table:formula="of:=[.G60]/1024" office:value-type="float" office:value="1.12291982998932E+066" calcext:value-type="float">
            <text:p>1.12291982998932E+066</text:p>
          </table:table-cell>
          <table:table-cell table:formula="of:=[.H60]/1024" office:value-type="float" office:value="1.09660139647395E+063" calcext:value-type="float">
            <text:p>1.09660139647395E+063</text:p>
          </table:table-cell>
          <table:table-cell table:style-name="ce1" table:formula="of:=[.F60]*4" office:value-type="float" office:value="4.70986713460354E+072" calcext:value-type="float">
            <text:p>4.70986713460354E+072</text:p>
          </table:table-cell>
          <table:table-cell table:formula="of:=[.J60]/1024" office:value-type="float" office:value="4.59947962363627E+069" calcext:value-type="float">
            <text:p>4.59947962363627E+069</text:p>
          </table:table-cell>
          <table:table-cell table:formula="of:=[.K60]/1024" office:value-type="float" office:value="4.49167931995729E+066" calcext:value-type="float">
            <text:p>4.49167931995729E+066</text:p>
          </table:table-cell>
          <table:table-cell table:formula="of:=[.L60]/1024" office:value-type="float" office:value="4.38640558589579E+063" calcext:value-type="float">
            <text:p>4.38640558589579E+0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3^([.A61]*[.A61])" office:value-type="float" office:value="4.30023359390034E+080" calcext:value-type="float">
            <text:p>4.30023359390034E+080</text:p>
          </table:table-cell>
          <table:table-cell table:formula="of:=[.A61]*[.A61]+1" office:value-type="float" office:value="170" calcext:value-type="float">
            <text:p>170</text:p>
          </table:table-cell>
          <table:table-cell table:formula="of:=[.B61]*[.C61]*[.D61]" office:value-type="float" office:value="1.46207942192612E+083" calcext:value-type="float">
            <text:p>1.46207942192612E+083</text:p>
          </table:table-cell>
          <table:table-cell table:style-name="ce1" table:formula="of:=[.E61]*8" office:value-type="float" office:value="1.16966353754089E+084" calcext:value-type="float">
            <text:p>1.16966353754089E+084</text:p>
          </table:table-cell>
          <table:table-cell table:formula="of:=[.F61]/1024" office:value-type="float" office:value="1.14224954837978E+081" calcext:value-type="float">
            <text:p>1.14224954837978E+081</text:p>
          </table:table-cell>
          <table:table-cell table:formula="of:=[.G61]/1024" office:value-type="float" office:value="1.11547807458963E+078" calcext:value-type="float">
            <text:p>1.11547807458963E+078</text:p>
          </table:table-cell>
          <table:table-cell table:formula="of:=[.H61]/1024" office:value-type="float" office:value="1.08933405721643E+075" calcext:value-type="float">
            <text:p>1.08933405721643E+075</text:p>
          </table:table-cell>
          <table:table-cell table:style-name="ce1" table:formula="of:=[.F61]*4" office:value-type="float" office:value="4.67865415016357E+084" calcext:value-type="float">
            <text:p>4.67865415016357E+084</text:p>
          </table:table-cell>
          <table:table-cell table:formula="of:=[.J61]/1024" office:value-type="float" office:value="4.56899819351911E+081" calcext:value-type="float">
            <text:p>4.56899819351911E+081</text:p>
          </table:table-cell>
          <table:table-cell table:formula="of:=[.K61]/1024" office:value-type="float" office:value="4.46191229835851E+078" calcext:value-type="float">
            <text:p>4.46191229835851E+078</text:p>
          </table:table-cell>
          <table:table-cell table:formula="of:=[.L61]/1024" office:value-type="float" office:value="4.35733622886573E+075" calcext:value-type="float">
            <text:p>4.35733622886573E+07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3^([.A62]*[.A62])" office:value-type="float" office:value="3.27918504785031E+093" calcext:value-type="float">
            <text:p>3.27918504785031E+093</text:p>
          </table:table-cell>
          <table:table-cell table:formula="of:=[.A62]*[.A62]+1" office:value-type="float" office:value="197" calcext:value-type="float">
            <text:p>197</text:p>
          </table:table-cell>
          <table:table-cell table:formula="of:=[.B62]*[.C62]*[.D62]" office:value-type="float" office:value="1.29199890885302E+096" calcext:value-type="float">
            <text:p>1.29199890885302E+096</text:p>
          </table:table-cell>
          <table:table-cell table:style-name="ce1" table:formula="of:=[.E62]*8" office:value-type="float" office:value="1.03359912708242E+097" calcext:value-type="float">
            <text:p>1.03359912708242E+097</text:p>
          </table:table-cell>
          <table:table-cell table:formula="of:=[.F62]/1024" office:value-type="float" office:value="1.00937414754142E+094" calcext:value-type="float">
            <text:p>1.00937414754142E+094</text:p>
          </table:table-cell>
          <table:table-cell table:formula="of:=[.G62]/1024" office:value-type="float" office:value="9.8571694095842E+090" calcext:value-type="float">
            <text:p>9.8571694095842E+090</text:p>
          </table:table-cell>
          <table:table-cell table:formula="of:=[.H62]/1024" office:value-type="float" office:value="9.62614200154707E+087" calcext:value-type="float">
            <text:p>9.62614200154707E+087</text:p>
          </table:table-cell>
          <table:table-cell table:style-name="ce1" table:formula="of:=[.F62]*4" office:value-type="float" office:value="4.13439650832967E+097" calcext:value-type="float">
            <text:p>4.13439650832967E+097</text:p>
          </table:table-cell>
          <table:table-cell table:formula="of:=[.J62]/1024" office:value-type="float" office:value="4.03749659016569E+094" calcext:value-type="float">
            <text:p>4.03749659016569E+094</text:p>
          </table:table-cell>
          <table:table-cell table:formula="of:=[.K62]/1024" office:value-type="float" office:value="3.94286776383368E+091" calcext:value-type="float">
            <text:p>3.94286776383368E+091</text:p>
          </table:table-cell>
          <table:table-cell table:formula="of:=[.L62]/1024" office:value-type="float" office:value="3.85045680061883E+088" calcext:value-type="float">
            <text:p>3.85045680061883E+0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3^([.A63]*[.A63])" office:value-type="float" office:value="2.25051707283248E+107" calcext:value-type="float">
            <text:p>2.25051707283248E+107</text:p>
          </table:table-cell>
          <table:table-cell table:formula="of:=[.A63]*[.A63]+1" office:value-type="float" office:value="226" calcext:value-type="float">
            <text:p>226</text:p>
          </table:table-cell>
          <table:table-cell table:formula="of:=[.B63]*[.C63]*[.D63]" office:value-type="float" office:value="1.01723371692028E+110" calcext:value-type="float">
            <text:p>1.01723371692028E+110</text:p>
          </table:table-cell>
          <table:table-cell table:style-name="ce1" table:formula="of:=[.E63]*8" office:value-type="float" office:value="8.13786973536226E+110" calcext:value-type="float">
            <text:p>8.13786973536226E+110</text:p>
          </table:table-cell>
          <table:table-cell table:formula="of:=[.F63]/1024" office:value-type="float" office:value="7.94713841343971E+107" calcext:value-type="float">
            <text:p>7.94713841343971E+107</text:p>
          </table:table-cell>
          <table:table-cell table:formula="of:=[.G63]/1024" office:value-type="float" office:value="7.76087735687472E+104" calcext:value-type="float">
            <text:p>7.76087735687472E+104</text:p>
          </table:table-cell>
          <table:table-cell table:formula="of:=[.H63]/1024" office:value-type="float" office:value="7.57898179382297E+101" calcext:value-type="float">
            <text:p>7.57898179382297E+101</text:p>
          </table:table-cell>
          <table:table-cell table:style-name="ce1" table:formula="of:=[.F63]*4" office:value-type="float" office:value="3.25514789414491E+111" calcext:value-type="float">
            <text:p>3.25514789414491E+111</text:p>
          </table:table-cell>
          <table:table-cell table:formula="of:=[.J63]/1024" office:value-type="float" office:value="3.17885536537588E+108" calcext:value-type="float">
            <text:p>3.17885536537588E+108</text:p>
          </table:table-cell>
          <table:table-cell table:formula="of:=[.K63]/1024" office:value-type="float" office:value="3.10435094274989E+105" calcext:value-type="float">
            <text:p>3.10435094274989E+105</text:p>
          </table:table-cell>
          <table:table-cell table:formula="of:=[.L63]/1024" office:value-type="float" office:value="3.03159271752919E+102" calcext:value-type="float">
            <text:p>3.03159271752919E+1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3^([.A64]*[.A64])" office:value-type="float" office:value="1.39008452377145E+122" calcext:value-type="float">
            <text:p>1.39008452377145E+122</text:p>
          </table:table-cell>
          <table:table-cell table:formula="of:=[.A64]*[.A64]+1" office:value-type="float" office:value="257" calcext:value-type="float">
            <text:p>257</text:p>
          </table:table-cell>
          <table:table-cell table:formula="of:=[.B64]*[.C64]*[.D64]" office:value-type="float" office:value="7.14503445218524E+124" calcext:value-type="float">
            <text:p>7.14503445218524E+124</text:p>
          </table:table-cell>
          <table:table-cell table:style-name="ce1" table:formula="of:=[.E64]*8" office:value-type="float" office:value="5.71602756174819E+125" calcext:value-type="float">
            <text:p>5.71602756174819E+125</text:p>
          </table:table-cell>
          <table:table-cell table:formula="of:=[.F64]/1024" office:value-type="float" office:value="5.58205816576972E+122" calcext:value-type="float">
            <text:p>5.58205816576972E+122</text:p>
          </table:table-cell>
          <table:table-cell table:formula="of:=[.G64]/1024" office:value-type="float" office:value="5.45122867750949E+119" calcext:value-type="float">
            <text:p>5.45122867750949E+119</text:p>
          </table:table-cell>
          <table:table-cell table:formula="of:=[.H64]/1024" office:value-type="float" office:value="5.32346550538036E+116" calcext:value-type="float">
            <text:p>5.32346550538036E+116</text:p>
          </table:table-cell>
          <table:table-cell table:style-name="ce1" table:formula="of:=[.F64]*4" office:value-type="float" office:value="2.28641102469928E+126" calcext:value-type="float">
            <text:p>2.28641102469928E+126</text:p>
          </table:table-cell>
          <table:table-cell table:formula="of:=[.J64]/1024" office:value-type="float" office:value="2.23282326630789E+123" calcext:value-type="float">
            <text:p>2.23282326630789E+123</text:p>
          </table:table-cell>
          <table:table-cell table:formula="of:=[.K64]/1024" office:value-type="float" office:value="2.1804914710038E+120" calcext:value-type="float">
            <text:p>2.1804914710038E+120</text:p>
          </table:table-cell>
          <table:table-cell table:formula="of:=[.L64]/1024" office:value-type="float" office:value="2.12938620215214E+117" calcext:value-type="float">
            <text:p>2.12938620215214E+1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3^([.A65]*[.A65])" office:value-type="float" office:value="7.72756406027697E+137" calcext:value-type="float">
            <text:p>7.72756406027697E+137</text:p>
          </table:table-cell>
          <table:table-cell table:formula="of:=[.A65]*[.A65]+1" office:value-type="float" office:value="290" calcext:value-type="float">
            <text:p>290</text:p>
          </table:table-cell>
          <table:table-cell table:formula="of:=[.B65]*[.C65]*[.D65]" office:value-type="float" office:value="4.48198715496064E+140" calcext:value-type="float">
            <text:p>4.48198715496064E+140</text:p>
          </table:table-cell>
          <table:table-cell table:style-name="ce1" table:formula="of:=[.E65]*8" office:value-type="float" office:value="3.58558972396851E+141" calcext:value-type="float">
            <text:p>3.58558972396851E+141</text:p>
          </table:table-cell>
          <table:table-cell table:formula="of:=[.F65]/1024" office:value-type="float" office:value="3.501552464813E+138" calcext:value-type="float">
            <text:p>3.501552464813E+138</text:p>
          </table:table-cell>
          <table:table-cell table:formula="of:=[.G65]/1024" office:value-type="float" office:value="3.41948482891895E+135" calcext:value-type="float">
            <text:p>3.41948482891895E+135</text:p>
          </table:table-cell>
          <table:table-cell table:formula="of:=[.H65]/1024" office:value-type="float" office:value="3.33934065324116E+132" calcext:value-type="float">
            <text:p>3.33934065324116E+132</text:p>
          </table:table-cell>
          <table:table-cell table:style-name="ce1" table:formula="of:=[.F65]*4" office:value-type="float" office:value="1.4342358895874E+142" calcext:value-type="float">
            <text:p>1.4342358895874E+142</text:p>
          </table:table-cell>
          <table:table-cell table:formula="of:=[.J65]/1024" office:value-type="float" office:value="1.4006209859252E+139" calcext:value-type="float">
            <text:p>1.4006209859252E+139</text:p>
          </table:table-cell>
          <table:table-cell table:formula="of:=[.K65]/1024" office:value-type="float" office:value="1.36779393156758E+136" calcext:value-type="float">
            <text:p>1.36779393156758E+136</text:p>
          </table:table-cell>
          <table:table-cell table:formula="of:=[.L65]/1024" office:value-type="float" office:value="1.33573626129646E+133" calcext:value-type="float">
            <text:p>1.33573626129646E+1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3^([.A66]*[.A66])" office:value-type="float" office:value="3.86621969787156E+154" calcext:value-type="float">
            <text:p>3.86621969787156E+154</text:p>
          </table:table-cell>
          <table:table-cell table:formula="of:=[.A66]*[.A66]+1" office:value-type="float" office:value="325" calcext:value-type="float">
            <text:p>325</text:p>
          </table:table-cell>
          <table:table-cell table:formula="of:=[.B66]*[.C66]*[.D66]" office:value-type="float" office:value="2.51304280361652E+157" calcext:value-type="float">
            <text:p>2.51304280361652E+157</text:p>
          </table:table-cell>
          <table:table-cell table:style-name="ce1" table:formula="of:=[.E66]*8" office:value-type="float" office:value="2.01043424289321E+158" calcext:value-type="float">
            <text:p>2.01043424289321E+158</text:p>
          </table:table-cell>
          <table:table-cell table:formula="of:=[.F66]/1024" office:value-type="float" office:value="1.9633146903254E+155" calcext:value-type="float">
            <text:p>1.9633146903254E+155</text:p>
          </table:table-cell>
          <table:table-cell table:formula="of:=[.G66]/1024" office:value-type="float" office:value="1.9172995022709E+152" calcext:value-type="float">
            <text:p>1.9172995022709E+152</text:p>
          </table:table-cell>
          <table:table-cell table:formula="of:=[.H66]/1024" office:value-type="float" office:value="1.87236279518643E+149" calcext:value-type="float">
            <text:p>1.87236279518643E+149</text:p>
          </table:table-cell>
          <table:table-cell table:style-name="ce1" table:formula="of:=[.F66]*4" office:value-type="float" office:value="8.04173697157285E+158" calcext:value-type="float">
            <text:p>8.04173697157285E+158</text:p>
          </table:table-cell>
          <table:table-cell table:formula="of:=[.J66]/1024" office:value-type="float" office:value="7.85325876130161E+155" calcext:value-type="float">
            <text:p>7.85325876130161E+155</text:p>
          </table:table-cell>
          <table:table-cell table:formula="of:=[.K66]/1024" office:value-type="float" office:value="7.66919800908361E+152" calcext:value-type="float">
            <text:p>7.66919800908361E+152</text:p>
          </table:table-cell>
          <table:table-cell table:formula="of:=[.L66]/1024" office:value-type="float" office:value="7.48945118074571E+149" calcext:value-type="float">
            <text:p>7.48945118074571E+1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3^([.A67]*[.A67])" office:value-type="float" office:value="1.74089650659032E+172" calcext:value-type="float">
            <text:p>1.74089650659032E+172</text:p>
          </table:table-cell>
          <table:table-cell table:formula="of:=[.A67]*[.A67]+1" office:value-type="float" office:value="362" calcext:value-type="float">
            <text:p>362</text:p>
          </table:table-cell>
          <table:table-cell table:formula="of:=[.B67]*[.C67]*[.D67]" office:value-type="float" office:value="1.26040907077139E+175" calcext:value-type="float">
            <text:p>1.26040907077139E+175</text:p>
          </table:table-cell>
          <table:table-cell table:style-name="ce1" table:formula="of:=[.E67]*8" office:value-type="float" office:value="1.00832725661711E+176" calcext:value-type="float">
            <text:p>1.00832725661711E+176</text:p>
          </table:table-cell>
          <table:table-cell table:formula="of:=[.F67]/1024" office:value-type="float" office:value="9.84694586540149E+172" calcext:value-type="float">
            <text:p>9.84694586540149E+172</text:p>
          </table:table-cell>
          <table:table-cell table:formula="of:=[.G67]/1024" office:value-type="float" office:value="9.61615807168115E+169" calcext:value-type="float">
            <text:p>9.61615807168115E+169</text:p>
          </table:table-cell>
          <table:table-cell table:formula="of:=[.H67]/1024" office:value-type="float" office:value="9.39077936687612E+166" calcext:value-type="float">
            <text:p>9.39077936687612E+166</text:p>
          </table:table-cell>
          <table:table-cell table:style-name="ce1" table:formula="of:=[.F67]*4" office:value-type="float" office:value="4.03330902646845E+176" calcext:value-type="float">
            <text:p>4.03330902646845E+176</text:p>
          </table:table-cell>
          <table:table-cell table:formula="of:=[.J67]/1024" office:value-type="float" office:value="3.9387783461606E+173" calcext:value-type="float">
            <text:p>3.9387783461606E+173</text:p>
          </table:table-cell>
          <table:table-cell table:formula="of:=[.K67]/1024" office:value-type="float" office:value="3.84646322867246E+170" calcext:value-type="float">
            <text:p>3.84646322867246E+170</text:p>
          </table:table-cell>
          <table:table-cell table:formula="of:=[.L67]/1024" office:value-type="float" office:value="3.75631174675045E+167" calcext:value-type="float">
            <text:p>3.75631174675045E+1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00:45:14.92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9:49:26.776000000</meta:creation-date>
    <dc:date>2016-10-05T02:01:21.651000000</dc:date>
    <meta:editing-duration>PT2H56M52S</meta:editing-duration>
    <meta:editing-cycles>4</meta:editing-cycles>
    <meta:generator>LibreOffice/5.1.5.2$Windows_x86 LibreOffice_project/7a864d8825610a8c07cfc3bc01dd4fce6a9447e5</meta:generator>
    <meta:document-statistic meta:table-count="2" meta:cell-count="970" meta:object-count="0"/>
  </office:meta>
</office:document-meta>
</file>